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311cm"/>
    </style:style>
    <style:style style:name="co2" style:family="table-column">
      <style:table-column-properties fo:break-before="auto" style:column-width="7.646cm"/>
    </style:style>
    <style:style style:name="co3" style:family="table-column">
      <style:table-column-properties fo:break-before="auto" style:column-width="7.458cm"/>
    </style:style>
    <style:style style:name="co4" style:family="table-column">
      <style:table-column-properties fo:break-before="auto" style:column-width="2.745cm"/>
    </style:style>
    <style:style style:name="co5" style:family="table-column">
      <style:table-column-properties fo:break-before="auto" style:column-width="7.68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037cm"/>
    </style:style>
    <style:style style:name="co8" style:family="table-column">
      <style:table-column-properties fo:break-before="auto" style:column-width="9.91cm"/>
    </style:style>
    <style:style style:name="co9" style:family="table-column">
      <style:table-column-properties fo:break-before="auto" style:column-width="7.835cm"/>
    </style:style>
    <style:style style:name="co10" style:family="table-column">
      <style:table-column-properties fo:break-before="auto" style:column-width="2.702cm"/>
    </style:style>
    <style:style style:name="co11" style:family="table-column">
      <style:table-column-properties fo:break-before="auto" style:column-width="10.455cm"/>
    </style:style>
    <style:style style:name="co12" style:family="table-column">
      <style:table-column-properties fo:break-before="auto" style:column-width="8.149cm"/>
    </style:style>
    <style:style style:name="co13" style:family="table-column">
      <style:table-column-properties fo:break-before="auto" style:column-width="7.08cm"/>
    </style:style>
    <style:style style:name="co14" style:family="table-column">
      <style:table-column-properties fo:break-before="auto" style:column-width="2.514cm"/>
    </style:style>
    <style:style style:name="co15" style:family="table-column">
      <style:table-column-properties fo:break-before="auto" style:column-width="7.542cm"/>
    </style:style>
    <style:style style:name="co16" style:family="table-column">
      <style:table-column-properties fo:break-before="auto" style:column-width="3.351cm"/>
    </style:style>
    <style:style style:name="co17" style:family="table-column">
      <style:table-column-properties fo:break-before="auto" style:column-width="7.668cm"/>
    </style:style>
    <style:style style:name="co18" style:family="table-column">
      <style:table-column-properties fo:break-before="auto" style:column-width="8.652cm"/>
    </style:style>
    <style:style style:name="co19" style:family="table-column">
      <style:table-column-properties fo:break-before="auto" style:column-width="6.976cm"/>
    </style:style>
    <style:style style:name="co20" style:family="table-column">
      <style:table-column-properties fo:break-before="auto" style:column-width="2.953cm"/>
    </style:style>
    <style:style style:name="co21" style:family="table-column">
      <style:table-column-properties fo:break-before="auto" style:column-width="7.354cm"/>
    </style:style>
    <style:style style:name="co22" style:family="table-column">
      <style:table-column-properties fo:break-before="auto" style:column-width="3.918cm"/>
    </style:style>
    <style:style style:name="co23" style:family="table-column">
      <style:table-column-properties fo:break-before="auto" style:column-width="7.856cm"/>
    </style:style>
    <style:style style:name="co24" style:family="table-column">
      <style:table-column-properties fo:break-before="auto" style:column-width="7.878cm"/>
    </style:style>
    <style:style style:name="co25" style:family="table-column">
      <style:table-column-properties fo:break-before="auto" style:column-width="6.369cm"/>
    </style:style>
    <style:style style:name="co26" style:family="table-column">
      <style:table-column-properties fo:break-before="auto" style:column-width="2.764cm"/>
    </style:style>
    <style:style style:name="co27" style:family="table-column">
      <style:table-column-properties fo:break-before="auto" style:column-width="7.207cm"/>
    </style:style>
    <style:style style:name="co28" style:family="table-column">
      <style:table-column-properties fo:break-before="auto" style:column-width="3.729cm"/>
    </style:style>
    <style:style style:name="co29" style:family="table-column">
      <style:table-column-properties fo:break-before="auto" style:column-width="6.41cm"/>
    </style:style>
    <style:style style:name="co30" style:family="table-column">
      <style:table-column-properties fo:break-before="auto" style:column-width="9.303cm"/>
    </style:style>
    <style:style style:name="co31" style:family="table-column">
      <style:table-column-properties fo:break-before="auto" style:column-width="5.426cm"/>
    </style:style>
    <style:style style:name="co32" style:family="table-column">
      <style:table-column-properties fo:break-before="auto" style:column-width="2.912cm"/>
    </style:style>
    <style:style style:name="co33" style:family="table-column">
      <style:table-column-properties fo:break-before="auto" style:column-width="7.29cm"/>
    </style:style>
    <style:style style:name="co34" style:family="table-column">
      <style:table-column-properties fo:break-before="auto" style:column-width="3.708cm"/>
    </style:style>
    <style:style style:name="co35" style:family="table-column">
      <style:table-column-properties fo:break-before="auto" style:column-width="6.83cm"/>
    </style:style>
    <style:style style:name="co36" style:family="table-column">
      <style:table-column-properties fo:break-before="auto" style:column-width="8.276cm"/>
    </style:style>
    <style:style style:name="co37" style:family="table-column">
      <style:table-column-properties fo:break-before="auto" style:column-width="2.639cm"/>
    </style:style>
    <style:style style:name="co38" style:family="table-column">
      <style:table-column-properties fo:break-before="auto" style:column-width="7.604cm"/>
    </style:style>
    <style:style style:name="co39" style:family="table-column">
      <style:table-column-properties fo:break-before="auto" style:column-width="3.101cm"/>
    </style:style>
    <style:style style:name="co40" style:family="table-column">
      <style:table-column-properties fo:break-before="auto" style:column-width="9.511cm"/>
    </style:style>
    <style:style style:name="co41" style:family="table-column">
      <style:table-column-properties fo:break-before="auto" style:column-width="6.893cm"/>
    </style:style>
    <style:style style:name="co42" style:family="table-column">
      <style:table-column-properties fo:break-before="auto" style:column-width="8.631cm"/>
    </style:style>
    <style:style style:name="co43" style:family="table-column">
      <style:table-column-properties fo:break-before="auto" style:column-width="2.66cm"/>
    </style:style>
    <style:style style:name="co44" style:family="table-column">
      <style:table-column-properties fo:break-before="auto" style:column-width="3.498cm"/>
    </style:style>
    <style:style style:name="co45" style:family="table-column">
      <style:table-column-properties fo:break-before="auto" style:column-width="7.5cm"/>
    </style:style>
    <style:style style:name="co46" style:family="table-column">
      <style:table-column-properties fo:break-before="auto" style:column-width="7.144cm"/>
    </style:style>
    <style:style style:name="co47" style:family="table-column">
      <style:table-column-properties fo:break-before="auto" style:column-width="6.221cm"/>
    </style:style>
    <style:style style:name="co48" style:family="table-column">
      <style:table-column-properties fo:break-before="auto" style:column-width="2.849cm"/>
    </style:style>
    <style:style style:name="co49" style:family="table-column">
      <style:table-column-properties fo:break-before="auto" style:column-width="7.396cm"/>
    </style:style>
    <style:style style:name="co50" style:family="table-column">
      <style:table-column-properties fo:break-before="auto" style:column-width="3.226cm"/>
    </style:style>
    <style:style style:name="co51" style:family="table-column">
      <style:table-column-properties fo:break-before="auto" style:column-width="8.38cm"/>
    </style:style>
    <style:style style:name="co52" style:family="table-column">
      <style:table-column-properties fo:break-before="auto" style:column-width="6.705cm"/>
    </style:style>
    <style:style style:name="co53" style:family="table-column">
      <style:table-column-properties fo:break-before="auto" style:column-width="3.54cm"/>
    </style:style>
    <style:style style:name="co54" style:family="table-column">
      <style:table-column-properties fo:break-before="auto" style:column-width="8.758cm"/>
    </style:style>
    <style:style style:name="co55" style:family="table-column">
      <style:table-column-properties fo:break-before="auto" style:column-width="7.417cm"/>
    </style:style>
    <style:style style:name="co56" style:family="table-column">
      <style:table-column-properties fo:break-before="auto" style:column-width="3.288cm"/>
    </style:style>
    <style:style style:name="co57" style:family="table-column">
      <style:table-column-properties fo:break-before="auto" style:column-width="10.894cm"/>
    </style:style>
    <style:style style:name="co58" style:family="table-column">
      <style:table-column-properties fo:break-before="auto" style:column-width="9.155cm"/>
    </style:style>
    <style:style style:name="co59" style:family="table-column">
      <style:table-column-properties fo:break-before="auto" style:column-width="5.761cm"/>
    </style:style>
    <style:style style:name="co60" style:family="table-column">
      <style:table-column-properties fo:break-before="auto" style:column-width="3.939cm"/>
    </style:style>
    <style:style style:name="co61" style:family="table-column">
      <style:table-column-properties fo:break-before="auto" style:column-width="8.213cm"/>
    </style:style>
    <style:style style:name="co62" style:family="table-column">
      <style:table-column-properties fo:break-before="auto" style:column-width="7.899cm"/>
    </style:style>
    <style:style style:name="co63" style:family="table-column">
      <style:table-column-properties fo:break-before="auto" style:column-width="3.016cm"/>
    </style:style>
    <style:style style:name="co64" style:family="table-column">
      <style:table-column-properties fo:break-before="auto" style:column-width="7.564cm"/>
    </style:style>
    <style:style style:name="co65" style:family="table-column">
      <style:table-column-properties fo:break-before="auto" style:column-width="4.4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1.619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pd1">
      <style:table-cell-properties fo:wrap-option="wrap"/>
    </style:style>
    <style:style style:name="ce4" style:family="table-cell" style:parent-style-name="Default">
      <style:table-cell-properties fo:wrap-option="wrap"/>
    </style:style>
  </office:automatic-styles>
  <office:body>
    <office:spreadsheet>
      <table:table table:name="Gestion numerarios (2)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pd1" office:value-type="string" calcext:value-type="string">
            <text:p>Menú</text:p>
          </table:table-cell>
          <table:table-cell table:style-name="ce3" office:value-type="string" calcext:value-type="string">
            <text:p>Entrada (URL + parámetros)</text:p>
          </table:table-cell>
          <table:table-cell table:style-name="pd1" office:value-type="string" calcext:value-type="string">
            <text:p>Mapa</text:p>
          </table:table-cell>
          <table:table-cell table:style-name="pd1" office:value-type="string" calcext:value-type="string">
            <text:p>Flujo esperado</text:p>
          </table:table-cell>
          <table:table-cell table:style-name="pd1" office:value-type="string" calcext:value-type="string">
            <text:p>Resultado esperado</text:p>
          </table:table-cell>
          <table:table-cell table:style-name="pd1" office:value-type="string" calcext:value-type="string">
            <text:p>OK/KO</text:p>
          </table:table-cell>
          <table:table-cell table:style-name="pd1" office:value-type="string" calcext:value-type="string">
            <text:p>Observaciones</text:p>
          </table:table-cell>
          <table:table-cell table:style-name="pd1"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buscar n (Raiz base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n r/dl (búsqueda de personas)</text:p>
          </table:table-cell>
          <table:table-cell office:value-type="string" calcext:value-type="string">
            <text:p>`apps/personas/controller/personas_que.php`\n`tabla=p_numerarios&amp;tipo=persona`</text:p>
          </table:table-cell>
          <table:table-cell office:value-type="string" calcext:value-type="string">
            <text:p>[[personas/mapa_persona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table:number-columns-repeated="3"/>
          <table:table-cell office:value-type="string" calcext:value-type="string">
            <text:p>cambio de ct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 de paso (búsqueda de personas)</text:p>
          </table:table-cell>
          <table:table-cell office:value-type="string" calcext:value-type="string">
            <text:p>`apps/personas/controller/personas_que.php`\n`tabla=p_de_paso&amp;na=n&amp;tipo=persona`</text:p>
          </table:table-cell>
          <table:table-cell office:value-type="string" calcext:value-type="string">
            <text:p>[[personas/mapa_persona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Actualizar datos desde BDU (Sincronizar con los datos de Listas)</text:p>
          </table:table-cell>
          <table:table-cell office:value-type="string" calcext:value-type="string">
            <text:p>`apps/dbextern/controller/sincro_index.php`\n`tipo=n`</text:p>
          </table:table-cell>
          <table:table-cell office:value-type="string" calcext:value-type="string">
            <text:p>[[dbextern/mapa_sincro_index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rt (Raiz activ1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importar crt (seleccionar actividad)</text:p>
          </table:table-cell>
          <table:table-cell office:value-type="string" calcext:value-type="string">
            <text:p>`apps/actividades/controller/actividad_que.php`\n`sasistentes=n&amp;sactividad=crt&amp;que=ver&amp;modo=importar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buscar crt (Listado de Actividades)</text:p>
          </table:table-cell>
          <table:table-cell office:value-type="string" calcext:value-type="string">
            <text:p>`apps/actividades/controller/actividad_select.php`\n`sasistentes=n&amp;sactividad=crt&amp;que=ver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list varios crt (seleccionar actividad)</text:p>
          </table:table-cell>
          <table:table-cell office:value-type="string" calcext:value-type="string">
            <text:p>`apps/actividades/controller/actividad_que.php`\n`sasistentes=n&amp;sactividad=crt&amp;que=list_cjto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list por ctr (Buscar por centro)</text:p>
          </table:table-cell>
          <table:table-cell office:value-type="string" calcext:value-type="string">
            <text:p>`apps/asistentes/controller/que_ctr_lista.php`\n`lista=list_activ&amp;n_agd=n&amp;sasistentes=n&amp;sactividad=crt`</text:p>
          </table:table-cell>
          <table:table-cell office:value-type="string" calcext:value-type="string">
            <text:p>[[asistentes/mapa_que_ctr_list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pendientes (actividades pendientes)</text:p>
          </table:table-cell>
          <table:table-cell office:value-type="string" calcext:value-type="string">
            <text:p>`apps/asistentes/controller/activ_pendientes_select.php`\n`sactividad=crt&amp;tipo_personas=n`</text:p>
          </table:table-cell>
          <table:table-cell office:value-type="string" calcext:value-type="string">
            <text:p>[[asistentes/mapa_activ_pendientes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Gestión de plazas (Gestión de plazas)</text:p>
          </table:table-cell>
          <table:table-cell office:value-type="string" calcext:value-type="string">
            <text:p>`apps/actividadplazas/controller/gestion_plazas.php`\n`sasistentes=n&amp;sactividad=crt`</text:p>
          </table:table-cell>
          <table:table-cell office:value-type="string" calcext:value-type="string">
            <text:p>[[actividadplazas/mapa_gestion_plaza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Balance de plazas (Balance de Plazas)</text:p>
          </table:table-cell>
          <table:table-cell office:value-type="string" calcext:value-type="string">
            <text:p>`apps/actividadplazas/controller/plazas_balance_que.php`\n`sasistentes=n&amp;sactividad=crt`</text:p>
          </table:table-cell>
          <table:table-cell office:value-type="string" calcext:value-type="string">
            <text:p>[[actividadplazas/mapa_plazas_balance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Incorporar 1ª petición (Incorporar peticiones de plazas)</text:p>
          </table:table-cell>
          <table:table-cell office:value-type="string" calcext:value-type="string">
            <text:p>`apps/actividadplazas/controller/incorporar_peticion.php`\n`sasistentes=n&amp;sactividad=crt`</text:p>
          </table:table-cell>
          <table:table-cell office:value-type="string" calcext:value-type="string">
            <text:p>[[actividadplazas/mapa_incorporar_peticion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ambiar de fase (Fases activ cambio)</text:p>
          </table:table-cell>
          <table:table-cell office:value-type="string" calcext:value-type="string">
            <text:p>`apps/procesos/controller/fases_activ_cambio.php`\n`sasistentes=n&amp;sactividad=crt`</text:p>
          </table:table-cell>
          <table:table-cell office:value-type="string" calcext:value-type="string">
            <text:p>[[procesos/mapa_fases_activ_cambio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 (Raiz activ1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importar ca (seleccionar actividad)</text:p>
          </table:table-cell>
          <table:table-cell office:value-type="string" calcext:value-type="string">
            <text:p>`apps/actividades/controller/actividad_que.php`\n`sasistentes=n&amp;sactividad=ca&amp;que=ver&amp;modo=importar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buscar ca (Listado de Actividades)</text:p>
          </table:table-cell>
          <table:table-cell office:value-type="string" calcext:value-type="string">
            <text:p>`apps/actividades/controller/actividad_select.php`\n`extendido=1&amp;sasistentes=n&amp;sactividad=ca&amp;que=ver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lista varios ca (seleccionar actividad)</text:p>
          </table:table-cell>
          <table:table-cell office:value-type="string" calcext:value-type="string">
            <text:p>`apps/actividades/controller/actividad_que.php`\n`sasistentes=n&amp;sactividad=ca&amp;que=list_cjto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lista por ctr (Buscar por centro)</text:p>
          </table:table-cell>
          <table:table-cell office:value-type="string" calcext:value-type="string">
            <text:p>`apps/asistentes/controller/que_ctr_lista.php`\n`lista=list_activ&amp;n_agd=n&amp;sasistentes=n&amp;sactividad=ca`</text:p>
          </table:table-cell>
          <table:table-cell office:value-type="string" calcext:value-type="string">
            <text:p>[[asistentes/mapa_que_ctr_list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pendientes (actividades pendientes)</text:p>
          </table:table-cell>
          <table:table-cell office:value-type="string" calcext:value-type="string">
            <text:p>`apps/asistentes/controller/activ_pendientes_select.php`\n`sactividad=ca&amp;tipo_personas=n`</text:p>
          </table:table-cell>
          <table:table-cell office:value-type="string" calcext:value-type="string">
            <text:p>[[asistentes/mapa_activ_pendientes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Gestión de plazas (Gestión de plazas)</text:p>
          </table:table-cell>
          <table:table-cell office:value-type="string" calcext:value-type="string">
            <text:p>`apps/actividadplazas/controller/gestion_plazas.php`\n`sasistentes=n&amp;sactividad=ca`</text:p>
          </table:table-cell>
          <table:table-cell office:value-type="string" calcext:value-type="string">
            <text:p>[[actividadplazas/mapa_gestion_plaza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Balance de plazas (Balance de Plazas)</text:p>
          </table:table-cell>
          <table:table-cell office:value-type="string" calcext:value-type="string">
            <text:p>`apps/actividadplazas/controller/plazas_balance_que.php`\n`sasistentes=n&amp;sactividad=ca`</text:p>
          </table:table-cell>
          <table:table-cell office:value-type="string" calcext:value-type="string">
            <text:p>[[actividadplazas/mapa_plazas_balance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Incorporar 1ª petición (Incorporar peticiones de plazas)</text:p>
          </table:table-cell>
          <table:table-cell office:value-type="string" calcext:value-type="string">
            <text:p>`apps/actividadplazas/controller/incorporar_peticion.php`\n`sasistentes=n&amp;sactividad=ca`</text:p>
          </table:table-cell>
          <table:table-cell office:value-type="string" calcext:value-type="string">
            <text:p>[[actividadplazas/mapa_incorporar_peticion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ambiar de fase (Fases activ cambio)</text:p>
          </table:table-cell>
          <table:table-cell office:value-type="string" calcext:value-type="string">
            <text:p>`apps/procesos/controller/fases_activ_cambio.php`\n`sasistentes=n&amp;sactividad=ca`</text:p>
          </table:table-cell>
          <table:table-cell office:value-type="string" calcext:value-type="string">
            <text:p>[[procesos/mapa_fases_activ_cambio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ve (Raiz activ1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buscar cve (Listado de Actividades)</text:p>
          </table:table-cell>
          <table:table-cell office:value-type="string" calcext:value-type="string">
            <text:p>`apps/actividades/controller/actividad_select.php`\n`sasistentes=n&amp;sactividad=cve&amp;que=ver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importar cve (seleccionar actividad)</text:p>
          </table:table-cell>
          <table:table-cell office:value-type="string" calcext:value-type="string">
            <text:p>`apps/actividades/controller/actividad_que.php`\n`sasistentes=n&amp;sactividad=cve&amp;que=ver&amp;modo=importar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lista varias cve (seleccionar actividad)</text:p>
          </table:table-cell>
          <table:table-cell office:value-type="string" calcext:value-type="string">
            <text:p>`apps/actividades/controller/actividad_que.php`\n`sasistentes=n&amp;sactividad=cve&amp;que=list_cjto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lista por ctr (Buscar por centro)</text:p>
          </table:table-cell>
          <table:table-cell office:value-type="string" calcext:value-type="string">
            <text:p>`apps/asistentes/controller/que_ctr_lista.php`\n`lista=list_activ&amp;n_agd=n&amp;sasistentes=n&amp;sactividad=cve`</text:p>
          </table:table-cell>
          <table:table-cell office:value-type="string" calcext:value-type="string">
            <text:p>[[asistentes/mapa_que_ctr_list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Gestión de plazas (Gestión de plazas)</text:p>
          </table:table-cell>
          <table:table-cell office:value-type="string" calcext:value-type="string">
            <text:p>`apps/actividadplazas/controller/gestion_plazas.php`\n`sasistentes=n&amp;sactividad=cve`</text:p>
          </table:table-cell>
          <table:table-cell office:value-type="string" calcext:value-type="string">
            <text:p>[[actividadplazas/mapa_gestion_plaza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ambiar de fase (Fases activ cambio)</text:p>
          </table:table-cell>
          <table:table-cell office:value-type="string" calcext:value-type="string">
            <text:p>`apps/procesos/controller/fases_activ_cambio.php`\n`sasistentes=n&amp;sactividad=cve`</text:p>
          </table:table-cell>
          <table:table-cell office:value-type="string" calcext:value-type="string">
            <text:p>[[procesos/mapa_fases_activ_cambio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lanning (Raiz activ1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persona r/dl vsm (Planning persona)</text:p>
          </table:table-cell>
          <table:table-cell office:value-type="string" calcext:value-type="string">
            <text:p>`apps/planning/controller/planning_persona_que.php`\n`obj_pau=PersonaDl`</text:p>
          </table:table-cell>
          <table:table-cell office:value-type="string" calcext:value-type="string">
            <text:p>[[planning/mapa_planning_person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or centro (planning ctr)</text:p>
          </table:table-cell>
          <table:table-cell office:value-type="string" calcext:value-type="string">
            <text:p>`apps/planning/controller/planning_ctr_que.php`</text:p>
          </table:table-cell>
          <table:table-cell office:value-type="string" calcext:value-type="string">
            <text:p>[[planning/mapa_planning_ctr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por casas (Planing Casa)</text:p>
          </table:table-cell>
          <table:table-cell office:value-type="string" calcext:value-type="string">
            <text:p>`apps/planning/controller/planning_casa_que.php`</text:p>
          </table:table-cell>
          <table:table-cell office:value-type="string" calcext:value-type="string">
            <text:p>[[planning/mapa_planning_cas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 table:number-rows-repeated="104853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estion agregados (3)" table:style-name="ta1">
        <table:table-column table:style-name="co8" table:default-cell-style-name="Default"/>
        <table:table-column table:style-name="co3" table:default-cell-style-name="ce4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6" table:number-columns-repeated="3" table:default-cell-style-name="Default"/>
        <table:table-row table:style-name="ro1">
          <table:table-cell table:style-name="pd1" office:value-type="string" calcext:value-type="string">
            <text:p>Menú</text:p>
          </table:table-cell>
          <table:table-cell table:style-name="ce3" office:value-type="string" calcext:value-type="string">
            <text:p>Entrada (URL + parámetros)</text:p>
          </table:table-cell>
          <table:table-cell table:style-name="pd1" office:value-type="string" calcext:value-type="string">
            <text:p>Mapa</text:p>
          </table:table-cell>
          <table:table-cell table:style-name="pd1" office:value-type="string" calcext:value-type="string">
            <text:p>Flujo esperado</text:p>
          </table:table-cell>
          <table:table-cell table:style-name="pd1" office:value-type="string" calcext:value-type="string">
            <text:p>Resultado esperado</text:p>
          </table:table-cell>
          <table:table-cell table:style-name="pd1" office:value-type="string" calcext:value-type="string">
            <text:p>OK/KO</text:p>
          </table:table-cell>
          <table:table-cell table:style-name="pd1" office:value-type="string" calcext:value-type="string">
            <text:p>Observaciones</text:p>
          </table:table-cell>
          <table:table-cell table:style-name="pd1"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buscar n (Raiz base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Actualizar datos desde BDU (Sincronizar con los datos de Listas)</text:p>
          </table:table-cell>
          <table:table-cell office:value-type="string" calcext:value-type="string">
            <text:p>`apps/dbextern/controller/sincro_index.php`\n`tipo=a`</text:p>
          </table:table-cell>
          <table:table-cell office:value-type="string" calcext:value-type="string">
            <text:p>[[dbextern/mapa_sincro_index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rt (Raiz activ1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importar crt (seleccionar actividad)</text:p>
          </table:table-cell>
          <table:table-cell office:value-type="string" calcext:value-type="string">
            <text:p>`apps/actividades/controller/actividad_que.php`\n`sasistentes=agd&amp;sactividad=crt&amp;que=ver&amp;modo=importar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buscar crt (Listado de Actividades)</text:p>
          </table:table-cell>
          <table:table-cell office:value-type="string" calcext:value-type="string">
            <text:p>`apps/actividades/controller/actividad_select.php`\n`sasistentes=agd&amp;sactividad=crt&amp;que=ver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lista por ctr (Buscar por centro)</text:p>
          </table:table-cell>
          <table:table-cell office:value-type="string" calcext:value-type="string">
            <text:p>`apps/asistentes/controller/que_ctr_lista.php`\n`lista=list_activ&amp;n_agd=a&amp;sasistentes=agd&amp;sactividad=crt`</text:p>
          </table:table-cell>
          <table:table-cell office:value-type="string" calcext:value-type="string">
            <text:p>[[asistentes/mapa_que_ctr_list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list varios crt (seleccionar actividad)</text:p>
          </table:table-cell>
          <table:table-cell office:value-type="string" calcext:value-type="string">
            <text:p>`apps/actividades/controller/actividad_que.php`\n`sasistentes=agd&amp;sactividad=crt&amp;que=list_cjto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Gestión de plazas (Gestión de plazas)</text:p>
          </table:table-cell>
          <table:table-cell office:value-type="string" calcext:value-type="string">
            <text:p>`apps/actividadplazas/controller/gestion_plazas.php`\n`sasistentes=agd&amp;sactividad=crt`</text:p>
          </table:table-cell>
          <table:table-cell office:value-type="string" calcext:value-type="string">
            <text:p>[[actividadplazas/mapa_gestion_plaza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Balance de plazas (Balance de Plazas)</text:p>
          </table:table-cell>
          <table:table-cell office:value-type="string" calcext:value-type="string">
            <text:p>`apps/actividadplazas/controller/plazas_balance_que.php`\n`sasistentes=agd&amp;sactividad=crt`</text:p>
          </table:table-cell>
          <table:table-cell office:value-type="string" calcext:value-type="string">
            <text:p>[[actividadplazas/mapa_plazas_balance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Incorporar 1ª petición (Incorporar peticiones de plazas)</text:p>
          </table:table-cell>
          <table:table-cell office:value-type="string" calcext:value-type="string">
            <text:p>`apps/actividadplazas/controller/incorporar_peticion.php`\n`sasistentes=agd&amp;sactividad=crt`</text:p>
          </table:table-cell>
          <table:table-cell office:value-type="string" calcext:value-type="string">
            <text:p>[[actividadplazas/mapa_incorporar_peticion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cambiar de fase (Fases activ cambio)</text:p>
          </table:table-cell>
          <table:table-cell office:value-type="string" calcext:value-type="string">
            <text:p>`apps/procesos/controller/fases_activ_cambio.php`\n`id_tipo_activ=131`</text:p>
          </table:table-cell>
          <table:table-cell office:value-type="string" calcext:value-type="string">
            <text:p>[[procesos/mapa_fases_activ_cambio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v (Raiz activ1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importar cv (seleccionar actividad)</text:p>
          </table:table-cell>
          <table:table-cell office:value-type="string" calcext:value-type="string">
            <text:p>`apps/actividades/controller/actividad_que.php`\n`sasistentes=agd&amp;sactividad=cv&amp;que=ver&amp;modo=importar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buscar cv (Listado de Actividades)</text:p>
          </table:table-cell>
          <table:table-cell office:value-type="string" calcext:value-type="string">
            <text:p>`apps/actividades/controller/actividad_select.php`\n`sasistentes=agd&amp;sactividad=cv&amp;que=ver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list varias cv (seleccionar actividad)</text:p>
          </table:table-cell>
          <table:table-cell office:value-type="string" calcext:value-type="string">
            <text:p>`apps/actividades/controller/actividad_que.php`\n`sasistentes=agd&amp;sactividad=cv&amp;que=list_cjto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list por centros (Buscar por centro)</text:p>
          </table:table-cell>
          <table:table-cell office:value-type="string" calcext:value-type="string">
            <text:p>`apps/asistentes/controller/que_ctr_lista.php`\n`lista=list_activ&amp;n_agd=a&amp;sasistentes=agd&amp;sactividad=cv`</text:p>
          </table:table-cell>
          <table:table-cell office:value-type="string" calcext:value-type="string">
            <text:p>[[asistentes/mapa_que_ctr_list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pendientes (actividades pendientes)</text:p>
          </table:table-cell>
          <table:table-cell office:value-type="string" calcext:value-type="string">
            <text:p>`apps/asistentes/controller/activ_pendientes_select.php`\n`sactividad=ca&amp;tipo_personas=agd`</text:p>
          </table:table-cell>
          <table:table-cell office:value-type="string" calcext:value-type="string">
            <text:p>[[asistentes/mapa_activ_pendientes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Gestión de plazas (Gestión de plazas)</text:p>
          </table:table-cell>
          <table:table-cell office:value-type="string" calcext:value-type="string">
            <text:p>`apps/actividadplazas/controller/gestion_plazas.php`\n`sasistentes=agd&amp;sactividad=cv`</text:p>
          </table:table-cell>
          <table:table-cell office:value-type="string" calcext:value-type="string">
            <text:p>[[actividadplazas/mapa_gestion_plaza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Balance de plazas (Balance de Plazas)</text:p>
          </table:table-cell>
          <table:table-cell office:value-type="string" calcext:value-type="string">
            <text:p>`apps/actividadplazas/controller/plazas_balance_que.php`\n`sasistentes=agd&amp;sactividad=cv`</text:p>
          </table:table-cell>
          <table:table-cell office:value-type="string" calcext:value-type="string">
            <text:p>[[actividadplazas/mapa_plazas_balance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Incorporar 1ª petición (Incorporar peticiones de plazas)</text:p>
          </table:table-cell>
          <table:table-cell office:value-type="string" calcext:value-type="string">
            <text:p>`apps/actividadplazas/controller/incorporar_peticion.php`\n`sasistentes=agd&amp;sactividad=cv`</text:p>
          </table:table-cell>
          <table:table-cell office:value-type="string" calcext:value-type="string">
            <text:p>[[actividadplazas/mapa_incorporar_peticion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ambiar de fase (Fases activ cambio)</text:p>
          </table:table-cell>
          <table:table-cell office:value-type="string" calcext:value-type="string">
            <text:p>`apps/procesos/controller/fases_activ_cambio.php`\n`sasistentes=agd&amp;sactividad=ca`</text:p>
          </table:table-cell>
          <table:table-cell office:value-type="string" calcext:value-type="string">
            <text:p>[[procesos/mapa_fases_activ_cambio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ve (Raiz activ1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buscar cve agd (Listado de Actividades)</text:p>
          </table:table-cell>
          <table:table-cell office:value-type="string" calcext:value-type="string">
            <text:p>`apps/actividades/controller/actividad_select.php`\n`sasistentes=agd&amp;sactividad=cve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importar cve (seleccionar actividad)</text:p>
          </table:table-cell>
          <table:table-cell office:value-type="string" calcext:value-type="string">
            <text:p>`apps/actividades/controller/actividad_que.php`\n`sasistentes=agd&amp;sactividad=cve&amp;que=ver&amp;modo=importar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Gestión de plazas (Gestión de plazas)</text:p>
          </table:table-cell>
          <table:table-cell office:value-type="string" calcext:value-type="string">
            <text:p>`apps/actividadplazas/controller/gestion_plazas.php`\n`sasistentes=agd&amp;sactividad=cve`</text:p>
          </table:table-cell>
          <table:table-cell office:value-type="string" calcext:value-type="string">
            <text:p>[[actividadplazas/mapa_gestion_plaza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ambiar de fase (Fases activ cambio)</text:p>
          </table:table-cell>
          <table:table-cell office:value-type="string" calcext:value-type="string">
            <text:p>`apps/procesos/controller/fases_activ_cambio.php`\n`sasistentes=agd&amp;sactividad=cve`</text:p>
          </table:table-cell>
          <table:table-cell office:value-type="string" calcext:value-type="string">
            <text:p>[[procesos/mapa_fases_activ_cambio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lanning <text:s/>(Raiz activ1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persona r/dl (Planning persona)</text:p>
          </table:table-cell>
          <table:table-cell office:value-type="string" calcext:value-type="string">
            <text:p>`apps/planning/controller/planning_persona_que.php`\n`obj_pau=PersonaDl`</text:p>
          </table:table-cell>
          <table:table-cell office:value-type="string" calcext:value-type="string">
            <text:p>[[planning/mapa_planning_person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por centro (planning ctr)</text:p>
          </table:table-cell>
          <table:table-cell office:value-type="string" calcext:value-type="string">
            <text:p>`apps/planning/controller/planning_ctr_que.php`</text:p>
          </table:table-cell>
          <table:table-cell office:value-type="string" calcext:value-type="string">
            <text:p>[[planning/mapa_planning_ctr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por casas (Planing Casa)</text:p>
          </table:table-cell>
          <table:table-cell office:value-type="string" calcext:value-type="string">
            <text:p>`apps/planning/controller/planning_casa_que.php`</text:p>
          </table:table-cell>
          <table:table-cell office:value-type="string" calcext:value-type="string">
            <text:p>[[planning/mapa_planning_cas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 table:number-rows-repeated="104854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ecretaria (4)" table:style-name="ta1">
        <table:table-column table:style-name="co11" table:default-cell-style-name="Default"/>
        <table:table-column table:style-name="co12" table:default-cell-style-name="ce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6" table:default-cell-style-name="Default"/>
        <table:table-row table:style-name="ro1">
          <table:table-cell table:style-name="pd1" office:value-type="string" calcext:value-type="string">
            <text:p>Menú</text:p>
          </table:table-cell>
          <table:table-cell table:style-name="ce3" office:value-type="string" calcext:value-type="string">
            <text:p>Entrada (URL + parámetros)</text:p>
          </table:table-cell>
          <table:table-cell table:style-name="pd1" office:value-type="string" calcext:value-type="string">
            <text:p>Mapa</text:p>
          </table:table-cell>
          <table:table-cell table:style-name="pd1" office:value-type="string" calcext:value-type="string">
            <text:p>Flujo esperado</text:p>
          </table:table-cell>
          <table:table-cell table:style-name="pd1" office:value-type="string" calcext:value-type="string">
            <text:p>Resultado esperado</text:p>
          </table:table-cell>
          <table:table-cell table:style-name="pd1" office:value-type="string" calcext:value-type="string">
            <text:p>OK/KO</text:p>
          </table:table-cell>
          <table:table-cell table:style-name="pd1" office:value-type="string" calcext:value-type="string">
            <text:p>Observaciones</text:p>
          </table:table-cell>
          <table:table-cell table:style-name="pd1"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direcciones (Raiz base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uscar (buscar ubis)</text:p>
          </table:table-cell>
          <table:table-cell office:value-type="string" calcext:value-type="string">
            <text:p>`apps/ubis/controller/ubis_buscar.php`\n`simple=1`</text:p>
          </table:table-cell>
          <table:table-cell office:value-type="string" calcext:value-type="string">
            <text:p>[[ubis/mapa_ubis_busca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stados (listas de ubis)</text:p>
          </table:table-cell>
          <table:table-cell office:value-type="string" calcext:value-type="string">
            <text:p>`apps/ubis/controller/list_ctr.php`</text:p>
          </table:table-cell>
          <table:table-cell office:value-type="string" calcext:value-type="string">
            <text:p>[[ubis/mapa_list_ct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odificar centros (Centros seleccionar)</text:p>
          </table:table-cell>
          <table:table-cell office:value-type="string" calcext:value-type="string">
            <text:p>`apps/ubis/controller/centros_que.php`</text:p>
          </table:table-cell>
          <table:table-cell office:value-type="string" calcext:value-type="string">
            <text:p>[[ubis/mapa_centro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rtas presentacion (Raiz cartas presentacion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modificar (Cartas Presentacion)</text:p>
          </table:table-cell>
          <table:table-cell office:value-type="string" calcext:value-type="string">
            <text:p>`apps/cartaspresentacion/controller/cartas_presentacion_que.php`</text:p>
          </table:table-cell>
          <table:table-cell office:value-type="string" calcext:value-type="string">
            <text:p>[[cartaspresentacion/mapa_cartas_presentacion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lista todo (Listado cartas presentación)</text:p>
          </table:table-cell>
          <table:table-cell office:value-type="string" calcext:value-type="string">
            <text:p>`apps/cartaspresentacion/controller/cartas_presentacion_lista.php`\n`que=lista_todo`</text:p>
          </table:table-cell>
          <table:table-cell office:value-type="string" calcext:value-type="string">
            <text:p>[[cartaspresentacion/mapa_cartas_presentacion_list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lista dl (Listado cartas presentación)</text:p>
          </table:table-cell>
          <table:table-cell office:value-type="string" calcext:value-type="string">
            <text:p>`apps/cartaspresentacion/controller/cartas_presentacion_lista.php`\n`que=lista_dl`</text:p>
          </table:table-cell>
          <table:table-cell office:value-type="string" calcext:value-type="string">
            <text:p>[[cartaspresentacion/mapa_cartas_presentacion_list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buscar (Buscar Cartas presentacion)</text:p>
          </table:table-cell>
          <table:table-cell office:value-type="string" calcext:value-type="string">
            <text:p>`apps/cartaspresentacion/controller/cartas_presentacion_buscar.php`</text:p>
          </table:table-cell>
          <table:table-cell office:value-type="string" calcext:value-type="string">
            <text:p>[[cartaspresentacion/mapa_cartas_presentacion_busca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lanning (Raiz base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persona dl (Planning persona)</text:p>
          </table:table-cell>
          <table:table-cell office:value-type="string" calcext:value-type="string">
            <text:p>`apps/planning/controller/planning_persona_que.php`\n`obj_pau=PersonaDl`</text:p>
          </table:table-cell>
          <table:table-cell office:value-type="string" calcext:value-type="string">
            <text:p>[[planning/mapa_planning_person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num de paso (Planning persona)</text:p>
          </table:table-cell>
          <table:table-cell office:value-type="string" calcext:value-type="string">
            <text:p>`apps/planning/controller/planning_persona_que.php`\n`obj_pau=PersonaEx&amp;na=n`</text:p>
          </table:table-cell>
          <table:table-cell office:value-type="string" calcext:value-type="string">
            <text:p>[[planning/mapa_planning_person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agd de paso (Planning persona)</text:p>
          </table:table-cell>
          <table:table-cell office:value-type="string" calcext:value-type="string">
            <text:p>`apps/planning/controller/planning_persona_que.php`\n`obj_pau=PersonaEx&amp;na=a`</text:p>
          </table:table-cell>
          <table:table-cell office:value-type="string" calcext:value-type="string">
            <text:p>[[planning/mapa_planning_person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or ctr (planning ctr)</text:p>
          </table:table-cell>
          <table:table-cell office:value-type="string" calcext:value-type="string">
            <text:p>`apps/planning/controller/planning_ctr_que.php`</text:p>
          </table:table-cell>
          <table:table-cell office:value-type="string" calcext:value-type="string">
            <text:p>[[planning/mapa_planning_ctr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or casas (Planing Casa)</text:p>
          </table:table-cell>
          <table:table-cell office:value-type="string" calcext:value-type="string">
            <text:p>`apps/planning/controller/planning_casa_que.php`</text:p>
          </table:table-cell>
          <table:table-cell office:value-type="string" calcext:value-type="string">
            <text:p>[[planning/mapa_planning_cas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ventario (Raiz documentos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Colecciones (modificar los datos de una tabla con Repository)</text:p>
          </table:table-cell>
          <table:table-cell office:value-type="string" calcext:value-type="string">
            <text:p>`frontend/shared/controller/tablaDB_lista_ver.php`\n`clase_info=src\inventario\domain\InfoColeccion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ocumentos (Raiz base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tipos de documentos (modificar los datos de una tabla con Repository)</text:p>
          </table:table-cell>
          <table:table-cell office:value-type="string" calcext:value-type="string">
            <text:p>`frontend/shared/controller/tablaDB_lista_ver.php`\n`clase_info=src\inventario\domain\InfoTipoDoc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por centros (modificar los datos de una tabla con Repository)</text:p>
          </table:table-cell>
          <table:table-cell office:value-type="string" calcext:value-type="string">
            <text:p>`frontend/shared/controller/tablaDB_lista_ver.php`\n`clase_info=src\inventario\domain\InfoDocsxCtr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por sigla (modificar los datos de una tabla con Repository)</text:p>
          </table:table-cell>
          <table:table-cell office:value-type="string" calcext:value-type="string">
            <text:p>`frontend/shared/controller/tablaDB_lista_ver.php`\n`clase_info=src\inventario\domain\InfoDocsxSigla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asignar documento (asignar documentos)</text:p>
          </table:table-cell>
          <table:table-cell office:value-type="string" calcext:value-type="string">
            <text:p>`frontend/inventario/controller/docs_asignar_que.php`</text:p>
          </table:table-cell>
          <table:table-cell office:value-type="string" calcext:value-type="string">
            <text:p>[[inventario/mapa_docs_asignar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entros (modificar los datos de una tabla con Repository)</text:p>
          </table:table-cell>
          <table:table-cell office:value-type="string" calcext:value-type="string">
            <text:p>`frontend/shared/controller/tablaDB_lista_ver.php`\n`clase_info=src\inventario\domain\InfoUbiInventario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lugares (modificar los datos de una tabla con Repository)</text:p>
          </table:table-cell>
          <table:table-cell office:value-type="string" calcext:value-type="string">
            <text:p>`frontend/shared/controller/tablaDB_lista_ver.php`\n`clase_info=src\inventario\domain\InfoLugar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nuevo equipaje (Nuevo Documento)</text:p>
          </table:table-cell>
          <table:table-cell office:value-type="string" calcext:value-type="string">
            <text:p>`frontend/inventario/controller/equipajes_nuevo.php`</text:p>
          </table:table-cell>
          <table:table-cell office:value-type="string" calcext:value-type="string">
            <text:p>[[inventario/mapa_equipajes_nuevo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acer equipajes (Ver equipajes)</text:p>
          </table:table-cell>
          <table:table-cell office:value-type="string" calcext:value-type="string">
            <text:p>`frontend/inventario/controller/equipajes_ver.php`</text:p>
          </table:table-cell>
          <table:table-cell office:value-type="string" calcext:value-type="string">
            <text:p>[[inventario/mapa_equipajes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eliminar equipajes (Ver equipajes)</text:p>
          </table:table-cell>
          <table:table-cell office:value-type="string" calcext:value-type="string">
            <text:p>`frontend/inventario/controller/equipajes_ver.php`\n`eliminar=1`</text:p>
          </table:table-cell>
          <table:table-cell office:value-type="string" calcext:value-type="string">
            <text:p>[[inventario/mapa_equipajes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tipos de texto (textos inventario)</text:p>
          </table:table-cell>
          <table:table-cell office:value-type="string" calcext:value-type="string">
            <text:p>`frontend/inventario/controller/cabecera_pie_txt.php`</text:p>
          </table:table-cell>
          <table:table-cell office:value-type="string" calcext:value-type="string">
            <text:p>[[inventario/mapa_cabecera_pie_tx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imprimir equipajes (Ver equipajes)</text:p>
          </table:table-cell>
          <table:table-cell office:value-type="string" calcext:value-type="string">
            <text:p>`frontend/inventario/controller/equipajes_ver.php`\n`imprimir=1`</text:p>
          </table:table-cell>
          <table:table-cell office:value-type="string" calcext:value-type="string">
            <text:p>[[inventario/mapa_equipajes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movimientos maletas (Equipajes movimientos)</text:p>
          </table:table-cell>
          <table:table-cell office:value-type="string" calcext:value-type="string">
            <text:p>`frontend/inventario/controller/equipajes_movimientos_que.php`</text:p>
          </table:table-cell>
          <table:table-cell office:value-type="string" calcext:value-type="string">
            <text:p>[[inventario/mapa_equipajes_movimiento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e centros o dlb (inventario buscar)</text:p>
          </table:table-cell>
          <table:table-cell office:value-type="string" calcext:value-type="string">
            <text:p>`frontend/inventario/controller/inventario_que.php`</text:p>
          </table:table-cell>
          <table:table-cell office:value-type="string" calcext:value-type="string">
            <text:p>[[inventario/mapa_inventario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lista docs pendientes (Lista documentos en búsqueda)</text:p>
          </table:table-cell>
          <table:table-cell office:value-type="string" calcext:value-type="string">
            <text:p>`frontend/inventario/controller/docs_en_busqueda.php`</text:p>
          </table:table-cell>
          <table:table-cell office:value-type="string" calcext:value-type="string">
            <text:p>[[inventario/mapa_docs_en_busqued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sta docs perdidos (Lista documentos perdidos)</text:p>
          </table:table-cell>
          <table:table-cell office:value-type="string" calcext:value-type="string">
            <text:p>`frontend/inventario/controller/docs_perdidos.php`</text:p>
          </table:table-cell>
          <table:table-cell office:value-type="string" calcext:value-type="string">
            <text:p>[[inventario/mapa_docs_perdido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lista docs con observ. (Lista doscumentos con observaciones)</text:p>
          </table:table-cell>
          <table:table-cell office:value-type="string" calcext:value-type="string">
            <text:p>`frontend/inventario/controller/docs_con_observaciones.php`</text:p>
          </table:table-cell>
          <table:table-cell office:value-type="string" calcext:value-type="string">
            <text:p>[[inventario/mapa_docs_con_observacione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traslado de doc (Traslado Documentos)</text:p>
          </table:table-cell>
          <table:table-cell office:value-type="string" calcext:value-type="string">
            <text:p>`frontend/inventario/controller/traslado_doc_que.php`</text:p>
          </table:table-cell>
          <table:table-cell office:value-type="string" calcext:value-type="string">
            <text:p>[[inventario/mapa_traslado_doc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dl (7)" table:style-name="ta1">
        <table:table-column table:style-name="co17" table:default-cell-style-name="Default"/>
        <table:table-column table:style-name="co18" table:default-cell-style-name="ce4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default-cell-style-name="Default"/>
        <table:table-column table:style-name="co22" table:default-cell-style-name="Default"/>
        <table:table-column table:style-name="co6" table:default-cell-style-name="Default"/>
        <table:table-row table:style-name="ro1">
          <table:table-cell table:style-name="pd1" office:value-type="string" calcext:value-type="string">
            <text:p>Menú</text:p>
          </table:table-cell>
          <table:table-cell table:style-name="ce3" office:value-type="string" calcext:value-type="string">
            <text:p>Entrada (URL + parámetros)</text:p>
          </table:table-cell>
          <table:table-cell table:style-name="pd1" office:value-type="string" calcext:value-type="string">
            <text:p>Mapa</text:p>
          </table:table-cell>
          <table:table-cell table:style-name="pd1" office:value-type="string" calcext:value-type="string">
            <text:p>Flujo esperado</text:p>
          </table:table-cell>
          <table:table-cell table:style-name="pd1" office:value-type="string" calcext:value-type="string">
            <text:p>Resultado esperado</text:p>
          </table:table-cell>
          <table:table-cell table:style-name="pd1" office:value-type="string" calcext:value-type="string">
            <text:p>OK/KO</text:p>
          </table:table-cell>
          <table:table-cell table:style-name="pd1" office:value-type="string" calcext:value-type="string">
            <text:p>Observaciones</text:p>
          </table:table-cell>
          <table:table-cell table:style-name="pd1"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Planing Casas (Planing Casa)</text:p>
          </table:table-cell>
          <table:table-cell office:value-type="string" calcext:value-type="string">
            <text:p>`apps/planning/controller/planning_casa_que.php`</text:p>
          </table:table-cell>
          <table:table-cell office:value-type="string" calcext:value-type="string">
            <text:p>[[planning/mapa_planning_cas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listado gerentes (Casa que)</text:p>
          </table:table-cell>
          <table:table-cell office:value-type="string" calcext:value-type="string">
            <text:p>`apps/casas/controller/casa_que.php`\n`periodo=any_actual&amp;tipo_lista=ctrsEncargados&amp;ver_ctr=si`</text:p>
          </table:table-cell>
          <table:table-cell office:value-type="string" calcext:value-type="string">
            <text:p>[[casas/mapa_cas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estión económica (Casa que)</text:p>
          </table:table-cell>
          <table:table-cell office:value-type="string" calcext:value-type="string">
            <text:p>`apps/casas/controller/casa_que.php`</text:p>
          </table:table-cell>
          <table:table-cell office:value-type="string" calcext:value-type="string">
            <text:p>[[casas/mapa_cas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gastos casas (Casa que)</text:p>
          </table:table-cell>
          <table:table-cell office:value-type="string" calcext:value-type="string">
            <text:p>`apps/casas/controller/casa_que.php`\n`tipo_lista=datosEcGastos`</text:p>
          </table:table-cell>
          <table:table-cell office:value-type="string" calcext:value-type="string">
            <text:p>[[casas/mapa_cas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estadística <text:s/>por casas (Casa resumen)</text:p>
          </table:table-cell>
          <table:table-cell office:value-type="string" calcext:value-type="string">
            <text:p>`apps/casas/controller/casas_resumen.php`\n`tipo=planning_cdc&amp;ssfsv=sf`</text:p>
          </table:table-cell>
          <table:table-cell office:value-type="string" calcext:value-type="string">
            <text:p>[[casas/mapa_casas_resumen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stadística por años (Casa ec que)</text:p>
          </table:table-cell>
          <table:table-cell office:value-type="string" calcext:value-type="string">
            <text:p>`apps/casas/controller/casa_ec_que.php`</text:p>
          </table:table-cell>
          <table:table-cell office:value-type="string" calcext:value-type="string">
            <text:p>[[casas/mapa_casa_ec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rupos (Grupo Casas)</text:p>
          </table:table-cell>
          <table:table-cell office:value-type="string" calcext:value-type="string">
            <text:p>`apps/casas/controller/grupo_lista.php`</text:p>
          </table:table-cell>
          <table:table-cell office:value-type="string" calcext:value-type="string">
            <text:p>[[casas/mapa_grupo_list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efinir periodos (Calendario Periodos)</text:p>
          </table:table-cell>
          <table:table-cell office:value-type="string" calcext:value-type="string">
            <text:p>`apps/ubis/controller/calendario_periodos.php`</text:p>
          </table:table-cell>
          <table:table-cell office:value-type="string" calcext:value-type="string">
            <text:p>[[ubis/mapa_calendario_periodo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uevo planing (Calendario que)</text:p>
          </table:table-cell>
          <table:table-cell office:value-type="string" calcext:value-type="string">
            <text:p>`apps/actividades/controller/calendario_que.php`</text:p>
          </table:table-cell>
          <table:table-cell office:value-type="string" calcext:value-type="string">
            <text:p>[[actividades/mapa_calendario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Cases comunes (calendario listas)</text:p>
          </table:table-cell>
          <table:table-cell office:value-type="string" calcext:value-type="string">
            <text:p>`apps/actividades/controller/calendario_listas.php`\n`que=c_comunes&amp;ver_ctr=si`</text:p>
          </table:table-cell>
          <table:table-cell office:value-type="string" calcext:value-type="string">
            <text:p>[[actividades/mapa_calendario_lista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listados de todas las casas (calendario listas)</text:p>
          </table:table-cell>
          <table:table-cell office:value-type="string" calcext:value-type="string">
            <text:p>`apps/actividades/controller/calendario_listas.php`\n`que=c_todas&amp;ver_ctr=si`</text:p>
          </table:table-cell>
          <table:table-cell office:value-type="string" calcext:value-type="string">
            <text:p>[[actividades/mapa_calendario_lista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listado por oficinas (calendario listas)</text:p>
          </table:table-cell>
          <table:table-cell office:value-type="string" calcext:value-type="string">
            <text:p>`apps/actividades/controller/calendario_listas.php`\n`que=o_todas&amp;ver_ctr=si`</text:p>
          </table:table-cell>
          <table:table-cell office:value-type="string" calcext:value-type="string">
            <text:p>[[actividades/mapa_calendario_lista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Estadística por años (Casa ec que)</text:p>
          </table:table-cell>
          <table:table-cell office:value-type="string" calcext:value-type="string">
            <text:p>`apps/casas/controller/casa_ec_que.php`\n`periodo=no&amp;tipo_lista=datosEc`</text:p>
          </table:table-cell>
          <table:table-cell office:value-type="string" calcext:value-type="string">
            <text:p>[[casas/mapa_casa_ec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revisión económica (Ubi resumen ec)</text:p>
          </table:table-cell>
          <table:table-cell office:value-type="string" calcext:value-type="string">
            <text:p>`apps/casas/controller/calendario_ubi_resumen.php`</text:p>
          </table:table-cell>
          <table:table-cell office:value-type="string" calcext:value-type="string">
            <text:p>[[casas/mapa_calendario_ubi_resumen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revisión asistentes (prevision asistentes)</text:p>
          </table:table-cell>
          <table:table-cell office:value-type="string" calcext:value-type="string">
            <text:p>`apps/casas/controller/prevision_asistentes.php`</text:p>
          </table:table-cell>
          <table:table-cell office:value-type="string" calcext:value-type="string">
            <text:p>[[casas/mapa_prevision_asistente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efinir tarifa (Tarifa definir)</text:p>
          </table:table-cell>
          <table:table-cell office:value-type="string" calcext:value-type="string">
            <text:p>`apps/actividadtarifas/controller/tarifa.php`</text:p>
          </table:table-cell>
          <table:table-cell office:value-type="string" calcext:value-type="string">
            <text:p>[[actividadtarifas/mapa_tarif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tarifa &lt;-&gt; tipo de actividad (Tipo tarifa)</text:p>
          </table:table-cell>
          <table:table-cell office:value-type="string" calcext:value-type="string">
            <text:p>`apps/actividadtarifas/controller/tarifa_tipo_actividad.php`</text:p>
          </table:table-cell>
          <table:table-cell office:value-type="string" calcext:value-type="string">
            <text:p>[[actividadtarifas/mapa_tarifa_tipo_actividad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rifas por casa y año (actividad Tarifa Ubi)</text:p>
          </table:table-cell>
          <table:table-cell office:value-type="string" calcext:value-type="string">
            <text:p>`apps/actividadtarifas/controller/tarifa_ubi.php`</text:p>
          </table:table-cell>
          <table:table-cell office:value-type="string" calcext:value-type="string">
            <text:p>[[actividadtarifas/mapa_tarifa_ubi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ctiv -&gt; tarifa (Tarifa actividades)</text:p>
          </table:table-cell>
          <table:table-cell office:value-type="string" calcext:value-type="string">
            <text:p>`apps/actividadtarifas/controller/tarifa_actividad.php`</text:p>
          </table:table-cell>
          <table:table-cell office:value-type="string" calcext:value-type="string">
            <text:p>[[actividadtarifas/mapa_tarifa_actividad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 table:number-rows-repeated="104855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re (8)" table:style-name="ta1">
        <table:table-column table:style-name="co23" table:default-cell-style-name="Default"/>
        <table:table-column table:style-name="co24" table:default-cell-style-name="ce4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6" table:default-cell-style-name="Default"/>
        <table:table-column table:style-name="co28" table:default-cell-style-name="Default"/>
        <table:table-column table:style-name="co6" table:default-cell-style-name="Default"/>
        <table:table-row table:style-name="ro1">
          <table:table-cell table:style-name="pd1" office:value-type="string" calcext:value-type="string">
            <text:p>Menú</text:p>
          </table:table-cell>
          <table:table-cell table:style-name="ce3" office:value-type="string" calcext:value-type="string">
            <text:p>Entrada (URL + parámetros)</text:p>
          </table:table-cell>
          <table:table-cell table:style-name="pd1" office:value-type="string" calcext:value-type="string">
            <text:p>Mapa</text:p>
          </table:table-cell>
          <table:table-cell table:style-name="pd1" office:value-type="string" calcext:value-type="string">
            <text:p>Flujo esperado</text:p>
          </table:table-cell>
          <table:table-cell table:style-name="pd1" office:value-type="string" calcext:value-type="string">
            <text:p>Resultado esperado</text:p>
          </table:table-cell>
          <table:table-cell table:style-name="pd1" office:value-type="string" calcext:value-type="string">
            <text:p>OK/KO</text:p>
          </table:table-cell>
          <table:table-cell table:style-name="pd1" office:value-type="string" calcext:value-type="string">
            <text:p>Observaciones</text:p>
          </table:table-cell>
          <table:table-cell table:style-name="pd1"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personas (Raiz base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sacd num (búsqueda de personas)</text:p>
          </table:table-cell>
          <table:table-cell office:value-type="string" calcext:value-type="string">
            <text:p>`apps/personas/controller/personas_que.php`\n`tabla=p_numerarios&amp;na=n&amp;tipo=persona&amp;es_sacd=1`</text:p>
          </table:table-cell>
          <table:table-cell office:value-type="string" calcext:value-type="string">
            <text:p>[[personas/mapa_persona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n de paso (búsqueda de personas)</text:p>
          </table:table-cell>
          <table:table-cell office:value-type="string" calcext:value-type="string">
            <text:p>`apps/personas/controller/personas_que.php`\n`tabla=p_de_paso&amp;na=n&amp;tipo=persona&amp;es_sacd=1`</text:p>
          </table:table-cell>
          <table:table-cell office:value-type="string" calcext:value-type="string">
            <text:p>[[personas/mapa_persona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sacd agd (búsqueda de personas)</text:p>
          </table:table-cell>
          <table:table-cell office:value-type="string" calcext:value-type="string">
            <text:p>`apps/personas/controller/personas_que.php`\n`tabla=p_agregados&amp;na=a&amp;tipo=persona&amp;es_sacd=1`</text:p>
          </table:table-cell>
          <table:table-cell office:value-type="string" calcext:value-type="string">
            <text:p>[[personas/mapa_persona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agd de paso (búsqueda de personas)</text:p>
          </table:table-cell>
          <table:table-cell office:value-type="string" calcext:value-type="string">
            <text:p>`apps/personas/controller/personas_que.php`\n`tabla=p_de_paso&amp;na=a&amp;tipo=persona&amp;es_sacd=1`</text:p>
          </table:table-cell>
          <table:table-cell office:value-type="string" calcext:value-type="string">
            <text:p>[[personas/mapa_persona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sacd sssc (búsqueda de personas)</text:p>
          </table:table-cell>
          <table:table-cell office:value-type="string" calcext:value-type="string">
            <text:p>`apps/personas/controller/personas_que.php`\n`tabla=p_sssc&amp;tipo=persona`</text:p>
          </table:table-cell>
          <table:table-cell office:value-type="string" calcext:value-type="string">
            <text:p>[[personas/mapa_persona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sssc de paso (búsqueda de personas)</text:p>
          </table:table-cell>
          <table:table-cell office:value-type="string" calcext:value-type="string">
            <text:p>`apps/personas/controller/personas_que.php`\n`tabla=p_de_paso&amp;na=sss&amp;tipo=persona`</text:p>
          </table:table-cell>
          <table:table-cell office:value-type="string" calcext:value-type="string">
            <text:p>[[personas/mapa_persona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cp &amp; as.ecles (búsqueda de personas)</text:p>
          </table:table-cell>
          <table:table-cell office:value-type="string" calcext:value-type="string">
            <text:p>`apps/personas/controller/personas_que.php`\n`tabla=p_cp_ae_sssc&amp;tipo=persona`</text:p>
          </table:table-cell>
          <table:table-cell office:value-type="string" calcext:value-type="string">
            <text:p>[[personas/mapa_persona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lista varias activ (seleccionar actividad)</text:p>
          </table:table-cell>
          <table:table-cell office:value-type="string" calcext:value-type="string">
            <text:p>`apps/actividades/controller/actividad_que.php`\n`ssfsv=sv&amp;sasistentes=n&amp;que=list_cjto_sacd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a pendientes (actividades pendientes)</text:p>
          </table:table-cell>
          <table:table-cell office:value-type="string" calcext:value-type="string">
            <text:p>`apps/asistentes/controller/activ_pendientes_select.php`\n`sactividad=ca&amp;tipo_personas=sacd`</text:p>
          </table:table-cell>
          <table:table-cell office:value-type="string" calcext:value-type="string">
            <text:p>[[asistentes/mapa_activ_pendientes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rt pendientes (actividades pendientes)</text:p>
          </table:table-cell>
          <table:table-cell office:value-type="string" calcext:value-type="string">
            <text:p>`apps/asistentes/controller/activ_pendientes_select.php`\n`sactividad=crt&amp;tipo_personas=sacd`</text:p>
          </table:table-cell>
          <table:table-cell office:value-type="string" calcext:value-type="string">
            <text:p>[[asistentes/mapa_activ_pendientes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Actualizar datos desde BDU (Sincronizar con los datos de Listas)</text:p>
          </table:table-cell>
          <table:table-cell office:value-type="string" calcext:value-type="string">
            <text:p>`apps/dbextern/controller/sincro_index.php`\n`tipo=sssc`</text:p>
          </table:table-cell>
          <table:table-cell office:value-type="string" calcext:value-type="string">
            <text:p>[[dbextern/mapa_sincro_index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entros y casas (Raiz ubis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buscar (buscar ubis)</text:p>
          </table:table-cell>
          <table:table-cell office:value-type="string" calcext:value-type="string">
            <text:p>`apps/ubis/controller/ubis_buscar.php`\n`simple=1&amp;tipo=ctr&amp;loc=dl`</text:p>
          </table:table-cell>
          <table:table-cell office:value-type="string" calcext:value-type="string">
            <text:p>[[ubis/mapa_ubis_busca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stados (listas de ubis)</text:p>
          </table:table-cell>
          <table:table-cell office:value-type="string" calcext:value-type="string">
            <text:p>`apps/ubis/controller/list_ctr.php`</text:p>
          </table:table-cell>
          <table:table-cell office:value-type="string" calcext:value-type="string">
            <text:p>[[ubis/mapa_list_ct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zonas (Raiz Zonas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zonas geogr. (modificar los datos de una tabla con Repository)</text:p>
          </table:table-cell>
          <table:table-cell office:value-type="string" calcext:value-type="string">
            <text:p>`frontend/shared/controller/tablaDB_lista_ver.php`\n`clase_info=src\zonassacd\domain\InfoZona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zonas (modificar los datos de una tabla con Repository)</text:p>
          </table:table-cell>
          <table:table-cell office:value-type="string" calcext:value-type="string">
            <text:p>`frontend/shared/controller/tablaDB_lista_ver.php`\n`clase_info=src\zonassacd\domain\InfoZona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zonas-ctr (Zona-ctr)</text:p>
          </table:table-cell>
          <table:table-cell office:value-type="string" calcext:value-type="string">
            <text:p>`apps/zonassacd/controller/zona_ctr.php`</text:p>
          </table:table-cell>
          <table:table-cell office:value-type="string" calcext:value-type="string">
            <text:p>[[zonassacd/mapa_zona_ct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zonas-sacd (Zona sacd)</text:p>
          </table:table-cell>
          <table:table-cell office:value-type="string" calcext:value-type="string">
            <text:p>`apps/zonassacd/controller/zona_sacd.php`</text:p>
          </table:table-cell>
          <table:table-cell office:value-type="string" calcext:value-type="string">
            <text:p>[[zonassacd/mapa_zona_sacd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lista sacd-zona (Zona sacd ajax)</text:p>
          </table:table-cell>
          <table:table-cell office:value-type="string" calcext:value-type="string">
            <text:p>`apps/zonassacd/controller/zona_sacd_ajax.php`\n`que=get_lista_tot`</text:p>
          </table:table-cell>
          <table:table-cell office:value-type="string" calcext:value-type="string">
            <text:p>[[zonassacd/mapa_zona_sacd_ajax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lanning (Raiz activ1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sacd r/dl des (Planning persona)</text:p>
          </table:table-cell>
          <table:table-cell office:value-type="string" calcext:value-type="string">
            <text:p>`apps/planning/controller/planning_persona_que.php`\n`obj_pau=PersonaSacd&amp;tipo=planning`</text:p>
          </table:table-cell>
          <table:table-cell office:value-type="string" calcext:value-type="string">
            <text:p>[[planning/mapa_planning_person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or centro (planning ctr)</text:p>
          </table:table-cell>
          <table:table-cell office:value-type="string" calcext:value-type="string">
            <text:p>`apps/planning/controller/planning_ctr_que.php`</text:p>
          </table:table-cell>
          <table:table-cell office:value-type="string" calcext:value-type="string">
            <text:p>[[planning/mapa_planning_ctr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por casas (Planing Casa)</text:p>
          </table:table-cell>
          <table:table-cell office:value-type="string" calcext:value-type="string">
            <text:p>`apps/planning/controller/planning_casa_que.php`</text:p>
          </table:table-cell>
          <table:table-cell office:value-type="string" calcext:value-type="string">
            <text:p>[[planning/mapa_planning_cas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por zonas (Planning por zonas)</text:p>
          </table:table-cell>
          <table:table-cell office:value-type="string" calcext:value-type="string">
            <text:p>`apps/planning/controller/planning_zones_que.php`</text:p>
          </table:table-cell>
          <table:table-cell office:value-type="string" calcext:value-type="string">
            <text:p>[[planning/mapa_planning_zone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ctividades (Raiz activ1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buscar activ (seleccionar actividad)</text:p>
          </table:table-cell>
          <table:table-cell office:value-type="string" calcext:value-type="string">
            <text:p>`apps/actividades/controller/actividad_que.php`\n`que=ver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6">
          <table:table-cell office:value-type="string" calcext:value-type="string">
            <text:p>sv <text:s/>n (Listado de Actividades)</text:p>
          </table:table-cell>
          <table:table-cell office:value-type="string" calcext:value-type="string">
            <text:p>`apps/actividades/controller/actividad_select.php`\n`id_tipo_activ=11&amp;status=2&amp;periodo=desdeHoy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6">
          <table:table-cell office:value-type="string" calcext:value-type="string">
            <text:p>sv agd (Listado de Actividades)</text:p>
          </table:table-cell>
          <table:table-cell office:value-type="string" calcext:value-type="string">
            <text:p>`apps/actividades/controller/actividad_select.php`\n`id_tipo_activ=13&amp;status=2&amp;periodo=desdeHoy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6">
          <table:table-cell office:value-type="string" calcext:value-type="string">
            <text:p>sv s y sg (Listado de Actividades)</text:p>
          </table:table-cell>
          <table:table-cell office:value-type="string" calcext:value-type="string">
            <text:p>`apps/actividades/controller/actividad_select.php`\n`id_tipo_activ=1[45]&amp;status=2&amp;periodo=desdeHoy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6">
          <table:table-cell office:value-type="string" calcext:value-type="string">
            <text:p>sv sr (Listado de Actividades)</text:p>
          </table:table-cell>
          <table:table-cell office:value-type="string" calcext:value-type="string">
            <text:p>`apps/actividades/controller/actividad_select.php`\n`id_tipo_activ=17&amp;status=2&amp;periodo=desdeHoy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6">
          <table:table-cell office:value-type="string" calcext:value-type="string">
            <text:p>sf n (Listado de Actividades)</text:p>
          </table:table-cell>
          <table:table-cell office:value-type="string" calcext:value-type="string">
            <text:p>`apps/actividades/controller/actividad_select.php`\n`id_tipo_activ=21&amp;status=2&amp;periodo=desdeHoy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6">
          <table:table-cell office:value-type="string" calcext:value-type="string">
            <text:p>sf nax (Listado de Actividades)</text:p>
          </table:table-cell>
          <table:table-cell office:value-type="string" calcext:value-type="string">
            <text:p>`apps/actividades/controller/actividad_select.php`\n`id_tipo_activ=22&amp;status=2&amp;periodo=desdeHoy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6">
          <table:table-cell office:value-type="string" calcext:value-type="string">
            <text:p>sf agd (Listado de Actividades)</text:p>
          </table:table-cell>
          <table:table-cell office:value-type="string" calcext:value-type="string">
            <text:p>`apps/actividades/controller/actividad_select.php`\n`id_tipo_activ=23&amp;status=2&amp;periodo=desdeHoy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6">
          <table:table-cell office:value-type="string" calcext:value-type="string">
            <text:p>sf s y sg (Listado de Actividades)</text:p>
          </table:table-cell>
          <table:table-cell office:value-type="string" calcext:value-type="string">
            <text:p>`apps/actividades/controller/actividad_select.php`\n`id_tipo_activ=2[45]&amp;status=2&amp;periodo=desdeHoy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6">
          <table:table-cell office:value-type="string" calcext:value-type="string">
            <text:p>sf sr,sr-nax,sr-agd (Listado de Actividades)</text:p>
          </table:table-cell>
          <table:table-cell office:value-type="string" calcext:value-type="string">
            <text:p>`apps/actividades/controller/actividad_select.php`\n`id_tipo_activ=2[789]&amp;status=2&amp;periodo=desdeHoy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importar activ (seleccionar actividad)</text:p>
          </table:table-cell>
          <table:table-cell office:value-type="string" calcext:value-type="string">
            <text:p>`apps/actividades/controller/actividad_que.php`\n`que=ver&amp;modo=importar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publicar activ (seleccionar actividad)</text:p>
          </table:table-cell>
          <table:table-cell office:value-type="string" calcext:value-type="string">
            <text:p>`apps/actividades/controller/actividad_que.php`\n`que=ver&amp;modo=publicar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ueva activ (actividad nueva)</text:p>
          </table:table-cell>
          <table:table-cell office:value-type="string" calcext:value-type="string">
            <text:p>`apps/actividades/controller/actividad_ver.php`</text:p>
          </table:table-cell>
          <table:table-cell office:value-type="string" calcext:value-type="string">
            <text:p>[[actividades/mapa_actividad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comunic. sacd (Comunicación activ sacd)</text:p>
          </table:table-cell>
          <table:table-cell office:value-type="string" calcext:value-type="string">
            <text:p>`apps/actividadessacd/controller/com_sacd_activ_periodo.php`</text:p>
          </table:table-cell>
          <table:table-cell office:value-type="string" calcext:value-type="string">
            <text:p>[[actividadessacd/mapa_com_sacd_activ_periodo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listas sg (Lista Activ que)</text:p>
          </table:table-cell>
          <table:table-cell office:value-type="string" calcext:value-type="string">
            <text:p>`apps/actividades/controller/lista_activ_que.php`\n`que=list_activ_inv_sg`</text:p>
          </table:table-cell>
          <table:table-cell office:value-type="string" calcext:value-type="string">
            <text:p>[[actividades/mapa_lista_activ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signar centros (actividades centro)</text:p>
          </table:table-cell>
          <table:table-cell office:value-type="string" calcext:value-type="string">
            <text:p>`apps/actividadescentro/controller/activ_ctr.php`</text:p>
          </table:table-cell>
          <table:table-cell office:value-type="string" calcext:value-type="string">
            <text:p>[[actividadescentro/mapa_activ_ct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activ sg (actividades centro)</text:p>
          </table:table-cell>
          <table:table-cell office:value-type="string" calcext:value-type="string">
            <text:p>`apps/actividadescentro/controller/activ_ctr.php`\n`tipo=sg`</text:p>
          </table:table-cell>
          <table:table-cell office:value-type="string" calcext:value-type="string">
            <text:p>[[actividadescentro/mapa_activ_ct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activ sr (actividades centro)</text:p>
          </table:table-cell>
          <table:table-cell office:value-type="string" calcext:value-type="string">
            <text:p>`apps/actividadescentro/controller/activ_ctr.php`\n`tipo=sr`</text:p>
          </table:table-cell>
          <table:table-cell office:value-type="string" calcext:value-type="string">
            <text:p>[[actividadescentro/mapa_activ_ct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sv n y agd (actividades centro)</text:p>
          </table:table-cell>
          <table:table-cell office:value-type="string" calcext:value-type="string">
            <text:p>`apps/actividadescentro/controller/activ_ctr.php`\n`tipo=nagd`</text:p>
          </table:table-cell>
          <table:table-cell office:value-type="string" calcext:value-type="string">
            <text:p>[[actividadescentro/mapa_activ_ct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sf s y sg (actividades centro)</text:p>
          </table:table-cell>
          <table:table-cell office:value-type="string" calcext:value-type="string">
            <text:p>`apps/actividadescentro/controller/activ_ctr.php`\n`tipo=sfsg`</text:p>
          </table:table-cell>
          <table:table-cell office:value-type="string" calcext:value-type="string">
            <text:p>[[actividadescentro/mapa_activ_ct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sf sr (actividades centro)</text:p>
          </table:table-cell>
          <table:table-cell office:value-type="string" calcext:value-type="string">
            <text:p>`apps/actividadescentro/controller/activ_ctr.php`\n`tipo=sfsr`</text:p>
          </table:table-cell>
          <table:table-cell office:value-type="string" calcext:value-type="string">
            <text:p>[[actividadescentro/mapa_activ_ct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sf n, nax y agd (actividades centro)</text:p>
          </table:table-cell>
          <table:table-cell office:value-type="string" calcext:value-type="string">
            <text:p>`apps/actividadescentro/controller/activ_ctr.php`\n`tipo=sfnagd`</text:p>
          </table:table-cell>
          <table:table-cell office:value-type="string" calcext:value-type="string">
            <text:p>[[actividadescentro/mapa_activ_ct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sss+ (actividades centro)</text:p>
          </table:table-cell>
          <table:table-cell office:value-type="string" calcext:value-type="string">
            <text:p>`apps/actividadescentro/controller/activ_ctr.php`\n`tipo=sssc`</text:p>
          </table:table-cell>
          <table:table-cell office:value-type="string" calcext:value-type="string">
            <text:p>[[actividadescentro/mapa_activ_ct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cambiar de fase (Fases activ cambio)</text:p>
          </table:table-cell>
          <table:table-cell office:value-type="string" calcext:value-type="string">
            <text:p>`apps/procesos/controller/fases_activ_cambio.php`</text:p>
          </table:table-cell>
          <table:table-cell office:value-type="string" calcext:value-type="string">
            <text:p>[[procesos/mapa_fases_activ_cambio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ssc (Raiz activ1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buscar activ (seleccionar actividad)</text:p>
          </table:table-cell>
          <table:table-cell office:value-type="string" calcext:value-type="string">
            <text:p>`apps/actividades/controller/actividad_que.php`\n`que=ver&amp;ssfsv=sv&amp;sasistentes=sss%2B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propuesta cl cv (seleccionar actividad)</text:p>
          </table:table-cell>
          <table:table-cell office:value-type="string" calcext:value-type="string">
            <text:p>`apps/actividades/controller/actividad_que.php`\n`sasistentes=sss+&amp;sactividad=cv&amp;que=list_cjto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planing zonas (Planning por zonas)</text:p>
          </table:table-cell>
          <table:table-cell office:value-type="string" calcext:value-type="string">
            <text:p>`apps/planning/controller/planning_zones_que.php`\n`propuesta=true`</text:p>
          </table:table-cell>
          <table:table-cell office:value-type="string" calcext:value-type="string">
            <text:p>[[planning/mapa_planning_zone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lista activ. sacd (Comunicación activ sacd)</text:p>
          </table:table-cell>
          <table:table-cell office:value-type="string" calcext:value-type="string">
            <text:p>`apps/actividadessacd/controller/com_sacd_activ_periodo.php`\n`propuesta=true`</text:p>
          </table:table-cell>
          <table:table-cell office:value-type="string" calcext:value-type="string">
            <text:p>[[actividadessacd/mapa_com_sacd_activ_periodo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signar sacd (Atención sacd)</text:p>
          </table:table-cell>
          <table:table-cell office:value-type="string" calcext:value-type="string">
            <text:p>`apps/actividadessacd/controller/activ_sacd.php`</text:p>
          </table:table-cell>
          <table:table-cell office:value-type="string" calcext:value-type="string">
            <text:p>[[actividadessacd/mapa_activ_sacd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activ sv sg (Atención sacd)</text:p>
          </table:table-cell>
          <table:table-cell office:value-type="string" calcext:value-type="string">
            <text:p>`apps/actividadessacd/controller/activ_sacd.php`\n`tipo=sg&amp;periodo=desdeHoy`</text:p>
          </table:table-cell>
          <table:table-cell office:value-type="string" calcext:value-type="string">
            <text:p>[[actividadessacd/mapa_activ_sacd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activ sv sr (Atención sacd)</text:p>
          </table:table-cell>
          <table:table-cell office:value-type="string" calcext:value-type="string">
            <text:p>`apps/actividadessacd/controller/activ_sacd.php`\n`tipo=sr`</text:p>
          </table:table-cell>
          <table:table-cell office:value-type="string" calcext:value-type="string">
            <text:p>[[actividadessacd/mapa_activ_sacd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activ sv n y agd (Atención sacd)</text:p>
          </table:table-cell>
          <table:table-cell office:value-type="string" calcext:value-type="string">
            <text:p>`apps/actividadessacd/controller/activ_sacd.php`\n`tipo=na`</text:p>
          </table:table-cell>
          <table:table-cell office:value-type="string" calcext:value-type="string">
            <text:p>[[actividadessacd/mapa_activ_sacd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activ sf sg (Atención sacd)</text:p>
          </table:table-cell>
          <table:table-cell office:value-type="string" calcext:value-type="string">
            <text:p>`apps/actividadessacd/controller/activ_sacd.php`\n`tipo=sf_sg`</text:p>
          </table:table-cell>
          <table:table-cell office:value-type="string" calcext:value-type="string">
            <text:p>[[actividadessacd/mapa_activ_sacd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activ sf sr (Atención sacd)</text:p>
          </table:table-cell>
          <table:table-cell office:value-type="string" calcext:value-type="string">
            <text:p>`apps/actividadessacd/controller/activ_sacd.php`\n`tipo=sf_sr`</text:p>
          </table:table-cell>
          <table:table-cell office:value-type="string" calcext:value-type="string">
            <text:p>[[actividadessacd/mapa_activ_sacd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activ sf n,nax y agd (Atención sacd)</text:p>
          </table:table-cell>
          <table:table-cell office:value-type="string" calcext:value-type="string">
            <text:p>`apps/actividadessacd/controller/activ_sacd.php`\n`tipo=sf_na`</text:p>
          </table:table-cell>
          <table:table-cell office:value-type="string" calcext:value-type="string">
            <text:p>[[actividadessacd/mapa_activ_sacd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activ sss+ (Atención sacd)</text:p>
          </table:table-cell>
          <table:table-cell office:value-type="string" calcext:value-type="string">
            <text:p>`apps/actividadessacd/controller/activ_sacd.php`\n`tipo=sssc`</text:p>
          </table:table-cell>
          <table:table-cell office:value-type="string" calcext:value-type="string">
            <text:p>[[actividadessacd/mapa_activ_sacd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falta sacd (Atención sacd)</text:p>
          </table:table-cell>
          <table:table-cell office:value-type="string" calcext:value-type="string">
            <text:p>`apps/actividadessacd/controller/activ_sacd.php`\n`tipo=falta_sacd`</text:p>
          </table:table-cell>
          <table:table-cell office:value-type="string" calcext:value-type="string">
            <text:p>[[actividadessacd/mapa_activ_sacd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solapes (Atención sacd)</text:p>
          </table:table-cell>
          <table:table-cell office:value-type="string" calcext:value-type="string">
            <text:p>`apps/actividadessacd/controller/activ_sacd.php`\n`tipo=solape`</text:p>
          </table:table-cell>
          <table:table-cell office:value-type="string" calcext:value-type="string">
            <text:p>[[actividadessacd/mapa_activ_sacd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ncargos (Raiz encargos sacd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propuestas (propuestas encargos sacd)</text:p>
          </table:table-cell>
          <table:table-cell office:value-type="string" calcext:value-type="string">
            <text:p>`apps/encargossacd/controller/propuestas_menu.php`</text:p>
          </table:table-cell>
          <table:table-cell office:value-type="string" calcext:value-type="string">
            <text:p>[[encargossacd/mapa_propuestas_menu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icha ctr (Ficha encargos ctr)</text:p>
          </table:table-cell>
          <table:table-cell office:value-type="string" calcext:value-type="string">
            <text:p>`apps/encargossacd/controller/ctr_ficha.php`</text:p>
          </table:table-cell>
          <table:table-cell office:value-type="string" calcext:value-type="string">
            <text:p>[[encargossacd/mapa_ctr_fich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icha sacd (Encargo sacd ficha)</text:p>
          </table:table-cell>
          <table:table-cell office:value-type="string" calcext:value-type="string">
            <text:p>`apps/encargossacd/controller/sacd_ficha.php`</text:p>
          </table:table-cell>
          <table:table-cell office:value-type="string" calcext:value-type="string">
            <text:p>[[encargossacd/mapa_sacd_fich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stados (Encargos Listas)</text:p>
          </table:table-cell>
          <table:table-cell office:value-type="string" calcext:value-type="string">
            <text:p>`apps/encargossacd/controller/listas_index.php`</text:p>
          </table:table-cell>
          <table:table-cell office:value-type="string" calcext:value-type="string">
            <text:p>[[encargossacd/mapa_listas_index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ipo encargo (modificar los datos de una tabla con Repository)</text:p>
          </table:table-cell>
          <table:table-cell office:value-type="string" calcext:value-type="string">
            <text:p>`frontend/shared/controller/tablaDB_lista_ver.php`\n`clase_info=src\encargossacd\domain\InfoEncargoTipo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ver encargo (Encargos lista)</text:p>
          </table:table-cell>
          <table:table-cell office:value-type="string" calcext:value-type="string">
            <text:p>`apps/encargossacd/controller/encargo_select.php`</text:p>
          </table:table-cell>
          <table:table-cell office:value-type="string" calcext:value-type="string">
            <text:p>[[encargossacd/mapa_encargo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usencias (Raiz encargos sacd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sacd (Ausencias sacd)</text:p>
          </table:table-cell>
          <table:table-cell office:value-type="string" calcext:value-type="string">
            <text:p>`apps/encargossacd/controller/sacd_ausencias.php`</text:p>
          </table:table-cell>
          <table:table-cell office:value-type="string" calcext:value-type="string">
            <text:p>[[encargossacd/mapa_sacd_ausencia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uevo calendario (Raiz activ1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efinir periodos (Calendario Periodos)</text:p>
          </table:table-cell>
          <table:table-cell office:value-type="string" calcext:value-type="string">
            <text:p>`apps/ubis/controller/calendario_periodos.php`</text:p>
          </table:table-cell>
          <table:table-cell office:value-type="string" calcext:value-type="string">
            <text:p>[[ubis/mapa_calendario_periodo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nuevo curso (Nuevo Curso)</text:p>
          </table:table-cell>
          <table:table-cell office:value-type="string" calcext:value-type="string">
            <text:p>`apps/actividades/controller/actividad_nuevo_curso.php`</text:p>
          </table:table-cell>
          <table:table-cell office:value-type="string" calcext:value-type="string">
            <text:p>[[actividades/mapa_actividad_nuevo_curso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nuevo planing (Planing Casa)</text:p>
          </table:table-cell>
          <table:table-cell office:value-type="string" calcext:value-type="string">
            <text:p>`apps/planning/controller/planning_casa_que.php`\n`propuesta_calendario=1`</text:p>
          </table:table-cell>
          <table:table-cell office:value-type="string" calcext:value-type="string">
            <text:p>[[planning/mapa_planning_cas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asas comunes (des) (calendario listas)</text:p>
          </table:table-cell>
          <table:table-cell office:value-type="string" calcext:value-type="string">
            <text:p>`apps/actividades/controller/calendario_listas.php`\n`que=c_comunes&amp;ver_ctr=si`</text:p>
          </table:table-cell>
          <table:table-cell office:value-type="string" calcext:value-type="string">
            <text:p>[[actividades/mapa_calendario_lista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casas comunes sf (calendario listas)</text:p>
          </table:table-cell>
          <table:table-cell office:value-type="string" calcext:value-type="string">
            <text:p>`apps/actividades/controller/calendario_listas.php`\n`que=c_comunes_sf`</text:p>
          </table:table-cell>
          <table:table-cell office:value-type="string" calcext:value-type="string">
            <text:p>[[actividades/mapa_calendario_lista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7">
          <table:table-cell office:value-type="string" calcext:value-type="string">
            <text:p>casas comunes sv (calendario listas)</text:p>
          </table:table-cell>
          <table:table-cell office:value-type="string" calcext:value-type="string">
            <text:p>`apps/actividades/controller/calendario_listas.php`\n`que=c_comunes_sv&amp;ver_ctr=si`</text:p>
          </table:table-cell>
          <table:table-cell office:value-type="string" calcext:value-type="string">
            <text:p>[[actividades/mapa_calendario_lista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7">
          <table:table-cell office:value-type="string" calcext:value-type="string">
            <text:p>todas casas (des) (calendario listas)</text:p>
          </table:table-cell>
          <table:table-cell office:value-type="string" calcext:value-type="string">
            <text:p>`apps/actividades/controller/calendario_listas.php`\n`que=c_todas&amp;ver_ctr=si`</text:p>
          </table:table-cell>
          <table:table-cell office:value-type="string" calcext:value-type="string">
            <text:p>[[actividades/mapa_calendario_lista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7">
          <table:table-cell office:value-type="string" calcext:value-type="string">
            <text:p>todas casas sf (calendario listas)</text:p>
          </table:table-cell>
          <table:table-cell office:value-type="string" calcext:value-type="string">
            <text:p>`apps/actividades/controller/calendario_listas.php`\n`que=c_todas_sf&amp;ver_ctr=si`</text:p>
          </table:table-cell>
          <table:table-cell office:value-type="string" calcext:value-type="string">
            <text:p>[[actividades/mapa_calendario_lista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7">
          <table:table-cell office:value-type="string" calcext:value-type="string">
            <text:p>todas casas sv (calendario listas)</text:p>
          </table:table-cell>
          <table:table-cell office:value-type="string" calcext:value-type="string">
            <text:p>`apps/actividades/controller/calendario_listas.php`\n`que=c_todas_sv&amp;ver_ctr=si`</text:p>
          </table:table-cell>
          <table:table-cell office:value-type="string" calcext:value-type="string">
            <text:p>[[actividades/mapa_calendario_lista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7">
          <table:table-cell office:value-type="string" calcext:value-type="string">
            <text:p>listado por oficinas (calendario listas)</text:p>
          </table:table-cell>
          <table:table-cell office:value-type="string" calcext:value-type="string">
            <text:p>`apps/actividades/controller/calendario_listas.php`\n`que=o_todas&amp;ver_ctr=si`</text:p>
          </table:table-cell>
          <table:table-cell office:value-type="string" calcext:value-type="string">
            <text:p>[[actividades/mapa_calendario_lista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7">
          <table:table-cell office:value-type="string" calcext:value-type="string">
            <text:p>listado oficina propia (calendario listas)</text:p>
          </table:table-cell>
          <table:table-cell office:value-type="string" calcext:value-type="string">
            <text:p>`apps/actividades/controller/calendario_listas.php`\n`que=o_actual&amp;ver_ctr=si`</text:p>
          </table:table-cell>
          <table:table-cell office:value-type="string" calcext:value-type="string">
            <text:p>[[actividades/mapa_calendario_lista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efinir tarifa (Tarifa definir)</text:p>
          </table:table-cell>
          <table:table-cell office:value-type="string" calcext:value-type="string">
            <text:p>`apps/actividadtarifas/controller/tarifa.php`</text:p>
          </table:table-cell>
          <table:table-cell office:value-type="string" calcext:value-type="string">
            <text:p>[[actividadtarifas/mapa_tarif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tarifa &lt;-&gt; tipo actividad (Tipo tarifa)</text:p>
          </table:table-cell>
          <table:table-cell office:value-type="string" calcext:value-type="string">
            <text:p>`apps/actividadtarifas/controller/tarifa_tipo_actividad.php`</text:p>
          </table:table-cell>
          <table:table-cell office:value-type="string" calcext:value-type="string">
            <text:p>[[actividadtarifas/mapa_tarifa_tipo_actividad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rifas por casa y año (actividad Tarifa Ubi)</text:p>
          </table:table-cell>
          <table:table-cell office:value-type="string" calcext:value-type="string">
            <text:p>`apps/actividadtarifas/controller/tarifa_ubi.php`</text:p>
          </table:table-cell>
          <table:table-cell office:value-type="string" calcext:value-type="string">
            <text:p>[[actividadtarifas/mapa_tarifa_ubi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asarela (Raiz pasarela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arámetros (pasarela parametros)</text:p>
          </table:table-cell>
          <table:table-cell office:value-type="string" calcext:value-type="string">
            <text:p>`apps/pasarela/controller/parametros_menu.php`</text:p>
          </table:table-cell>
          <table:table-cell office:value-type="string" calcext:value-type="string">
            <text:p>[[pasarela/mapa_parametros_menu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xportar actividades (exportar actividades)</text:p>
          </table:table-cell>
          <table:table-cell office:value-type="string" calcext:value-type="string">
            <text:p>`apps/pasarela/controller/exportar_que.php`</text:p>
          </table:table-cell>
          <table:table-cell office:value-type="string" calcext:value-type="string">
            <text:p>[[pasarela/mapa_exportar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isas (Raiz Misas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aaaaaaaaaaaa (llista de modul misas)</text:p>
          </table:table-cell>
          <table:table-cell office:value-type="string" calcext:value-type="string">
            <text:p>`apps/misas/controller/misas_index.php`</text:p>
          </table:table-cell>
          <table:table-cell office:value-type="string" calcext:value-type="string">
            <text:p>[[misas/mapa_misas_index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resto (listas de matriculas)</text:p>
          </table:table-cell>
          <table:table-cell office:value-type="string" calcext:value-type="string">
            <text:p>`apps/actividadestudios/controller/matriculas_lista.php`</text:p>
          </table:table-cell>
          <table:table-cell office:value-type="string" calcext:value-type="string">
            <text:p>[[actividadestudios/mapa_matriculas_list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 table:number-rows-repeated="104847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xterior (9)" table:style-name="ta1">
        <table:table-column table:style-name="co29" table:default-cell-style-name="Default"/>
        <table:table-column table:style-name="co30" table:default-cell-style-name="ce4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6" table:default-cell-style-name="Default"/>
        <table:table-column table:style-name="co34" table:default-cell-style-name="Default"/>
        <table:table-column table:style-name="co6" table:default-cell-style-name="Default"/>
        <table:table-row table:style-name="ro1">
          <table:table-cell table:style-name="pd1" office:value-type="string" calcext:value-type="string">
            <text:p>Menú</text:p>
          </table:table-cell>
          <table:table-cell table:style-name="ce3" office:value-type="string" calcext:value-type="string">
            <text:p>Entrada (URL + parámetros)</text:p>
          </table:table-cell>
          <table:table-cell table:style-name="pd1" office:value-type="string" calcext:value-type="string">
            <text:p>Mapa</text:p>
          </table:table-cell>
          <table:table-cell table:style-name="pd1" office:value-type="string" calcext:value-type="string">
            <text:p>Flujo esperado</text:p>
          </table:table-cell>
          <table:table-cell table:style-name="pd1" office:value-type="string" calcext:value-type="string">
            <text:p>Resultado esperado</text:p>
          </table:table-cell>
          <table:table-cell table:style-name="pd1" office:value-type="string" calcext:value-type="string">
            <text:p>OK/KO</text:p>
          </table:table-cell>
          <table:table-cell table:style-name="pd1" office:value-type="string" calcext:value-type="string">
            <text:p>Observaciones</text:p>
          </table:table-cell>
          <table:table-cell table:style-name="pd1"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planning zonas (Planning por zonas)</text:p>
          </table:table-cell>
          <table:table-cell office:value-type="string" calcext:value-type="string">
            <text:p>`apps/planning/controller/planning_zones_que.php`</text:p>
          </table:table-cell>
          <table:table-cell office:value-type="string" calcext:value-type="string">
            <text:p>[[planning/mapa_planning_zone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atención actividades (Comunicación activ sacd)</text:p>
          </table:table-cell>
          <table:table-cell office:value-type="string" calcext:value-type="string">
            <text:p>`apps/actividadessacd/controller/com_sacd_activ_periodo.php`</text:p>
          </table:table-cell>
          <table:table-cell office:value-type="string" calcext:value-type="string">
            <text:p>[[actividadessacd/mapa_com_sacd_activ_periodo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sas (Raiz activ1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buscar (buscar ubis)</text:p>
          </table:table-cell>
          <table:table-cell office:value-type="string" calcext:value-type="string">
            <text:p>`apps/ubis/controller/ubis_buscar.php`\n`simple=1&amp;tipo=tot&amp;loc=tot`</text:p>
          </table:table-cell>
          <table:table-cell office:value-type="string" calcext:value-type="string">
            <text:p>[[ubis/mapa_ubis_busca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lanning por casas (Planing Casa)</text:p>
          </table:table-cell>
          <table:table-cell office:value-type="string" calcext:value-type="string">
            <text:p>`apps/planning/controller/planning_casa_que.php`</text:p>
          </table:table-cell>
          <table:table-cell office:value-type="string" calcext:value-type="string">
            <text:p>[[planning/mapa_planning_cas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listado gerentes (Casa que)</text:p>
          </table:table-cell>
          <table:table-cell office:value-type="string" calcext:value-type="string">
            <text:p>`apps/casas/controller/casa_que.php`\n`periodo=any_actual&amp;tipo_lista=ctrsEncargados&amp;ver_ctr=si`</text:p>
          </table:table-cell>
          <table:table-cell office:value-type="string" calcext:value-type="string">
            <text:p>[[casas/mapa_cas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lista actividades (Casa que)</text:p>
          </table:table-cell>
          <table:table-cell office:value-type="string" calcext:value-type="string">
            <text:p>`apps/casas/controller/casa_que.php`\n`periodo=tot_any&amp;tipo_lista=lista_activ`</text:p>
          </table:table-cell>
          <table:table-cell office:value-type="string" calcext:value-type="string">
            <text:p>[[casas/mapa_cas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gastos casa (Casa que)</text:p>
          </table:table-cell>
          <table:table-cell office:value-type="string" calcext:value-type="string">
            <text:p>`apps/casas/controller/casa_que.php`\n`tipo_lista=datosEcGastos`</text:p>
          </table:table-cell>
          <table:table-cell office:value-type="string" calcext:value-type="string">
            <text:p>[[casas/mapa_cas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estión económica (Casa que)</text:p>
          </table:table-cell>
          <table:table-cell office:value-type="string" calcext:value-type="string">
            <text:p>`apps/casas/controller/casa_que.php`</text:p>
          </table:table-cell>
          <table:table-cell office:value-type="string" calcext:value-type="string">
            <text:p>[[casas/mapa_cas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efinir tarifa (Tarifa definir)</text:p>
          </table:table-cell>
          <table:table-cell office:value-type="string" calcext:value-type="string">
            <text:p>`apps/actividadtarifas/controller/tarifa.php`</text:p>
          </table:table-cell>
          <table:table-cell office:value-type="string" calcext:value-type="string">
            <text:p>[[actividadtarifas/mapa_tarif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rifa &lt;-&gt; tipo de actividad (Tipo tarifa)</text:p>
          </table:table-cell>
          <table:table-cell office:value-type="string" calcext:value-type="string">
            <text:p>`apps/actividadtarifas/controller/tarifa_tipo_actividad.php`</text:p>
          </table:table-cell>
          <table:table-cell office:value-type="string" calcext:value-type="string">
            <text:p>[[actividadtarifas/mapa_tarifa_tipo_actividad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rifas por casa y año (actividad Tarifa Ubi)</text:p>
          </table:table-cell>
          <table:table-cell office:value-type="string" calcext:value-type="string">
            <text:p>`apps/actividadtarifas/controller/tarifa_ubi.php`</text:p>
          </table:table-cell>
          <table:table-cell office:value-type="string" calcext:value-type="string">
            <text:p>[[actividadtarifas/mapa_tarifa_ubi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ctiv -&gt; tarifa (Tarifa definir)</text:p>
          </table:table-cell>
          <table:table-cell office:value-type="string" calcext:value-type="string">
            <text:p>`apps/actividadtarifas/controller/tarifa.php`</text:p>
          </table:table-cell>
          <table:table-cell office:value-type="string" calcext:value-type="string">
            <text:p>[[actividadtarifas/mapa_tarif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buscar (seleccionar actividad)</text:p>
          </table:table-cell>
          <table:table-cell office:value-type="string" calcext:value-type="string">
            <text:p>`apps/actividades/controller/actividad_que.php`\n`que=ver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lista por casas (Casa que)</text:p>
          </table:table-cell>
          <table:table-cell office:value-type="string" calcext:value-type="string">
            <text:p>`apps/casas/controller/casa_que.php`\n`periodo=any_actual&amp;tipo_lista=ctrsEncargados&amp;ver_ctr=si`</text:p>
          </table:table-cell>
          <table:table-cell office:value-type="string" calcext:value-type="string">
            <text:p>[[casas/mapa_cas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 table:number-rows-repeated="104855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upernumerarios (10)" table:style-name="ta1">
        <table:table-column table:style-name="co35" table:default-cell-style-name="Default"/>
        <table:table-column table:style-name="co36" table:default-cell-style-name="ce4"/>
        <table:table-column table:style-name="co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6" table:default-cell-style-name="Default"/>
        <table:table-column table:style-name="co39" table:default-cell-style-name="Default"/>
        <table:table-column table:style-name="co6" table:default-cell-style-name="Default"/>
        <table:table-row table:style-name="ro1">
          <table:table-cell table:style-name="pd1" office:value-type="string" calcext:value-type="string">
            <text:p>Menú</text:p>
          </table:table-cell>
          <table:table-cell table:style-name="ce3" office:value-type="string" calcext:value-type="string">
            <text:p>Entrada (URL + parámetros)</text:p>
          </table:table-cell>
          <table:table-cell table:style-name="pd1" office:value-type="string" calcext:value-type="string">
            <text:p>Mapa</text:p>
          </table:table-cell>
          <table:table-cell table:style-name="pd1" office:value-type="string" calcext:value-type="string">
            <text:p>Flujo esperado</text:p>
          </table:table-cell>
          <table:table-cell table:style-name="pd1" office:value-type="string" calcext:value-type="string">
            <text:p>Resultado esperado</text:p>
          </table:table-cell>
          <table:table-cell table:style-name="pd1" office:value-type="string" calcext:value-type="string">
            <text:p>OK/KO</text:p>
          </table:table-cell>
          <table:table-cell table:style-name="pd1" office:value-type="string" calcext:value-type="string">
            <text:p>Observaciones</text:p>
          </table:table-cell>
          <table:table-cell table:style-name="pd1" office:value-type="string" calcext:value-type="string">
            <text:p>Resultado</text:p>
          </table:table-cell>
        </table:table-row>
        <table:table-row table:style-name="ro2">
          <table:table-cell office:value-type="string" calcext:value-type="string">
            <text:p>s de la r/dl (búsqueda de personas)</text:p>
          </table:table-cell>
          <table:table-cell office:value-type="string" calcext:value-type="string">
            <text:p>`apps/personas/controller/personas_que.php`\n`tabla=p_supernumerarios`</text:p>
          </table:table-cell>
          <table:table-cell office:value-type="string" calcext:value-type="string">
            <text:p>[[personas/mapa_persona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Actualizar datos desde BDU (Sincronizar con los datos de Listas)</text:p>
          </table:table-cell>
          <table:table-cell office:value-type="string" calcext:value-type="string">
            <text:p>`apps/dbextern/controller/sincro_index.php`\n`tipo=s`</text:p>
          </table:table-cell>
          <table:table-cell office:value-type="string" calcext:value-type="string">
            <text:p>[[dbextern/mapa_sincro_index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sta ctr i nº s (lista ctr sg)</text:p>
          </table:table-cell>
          <table:table-cell office:value-type="string" calcext:value-type="string">
            <text:p>`apps/ubis/controller/lista_ctrs.php`</text:p>
          </table:table-cell>
          <table:table-cell office:value-type="string" calcext:value-type="string">
            <text:p>[[ubis/mapa_lista_ctr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buscar cv (Listado de Actividades)</text:p>
          </table:table-cell>
          <table:table-cell office:value-type="string" calcext:value-type="string">
            <text:p>`apps/actividades/controller/actividad_select.php`\n`sasistentes=s&amp;sactividad=cv&amp;que=ver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de la r/dl (lista activ sg)</text:p>
          </table:table-cell>
          <table:table-cell office:value-type="string" calcext:value-type="string">
            <text:p>`apps/actividades/controller/lista_actividades_sg.php`\n`tipo_activ_sg=cv`</text:p>
          </table:table-cell>
          <table:table-cell office:value-type="string" calcext:value-type="string">
            <text:p>[[actividades/mapa_lista_actividades_sg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de cada ctr (Centro que activ)</text:p>
          </table:table-cell>
          <table:table-cell office:value-type="string" calcext:value-type="string">
            <text:p>`apps/actividades/controller/actividades_centro_que.php`\n`tipo_ctr=sg&amp;tipo_lista=cv`</text:p>
          </table:table-cell>
          <table:table-cell office:value-type="string" calcext:value-type="string">
            <text:p>[[actividades/mapa_actividades_centro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este curso (Ultima asistencia)</text:p>
          </table:table-cell>
          <table:table-cell office:value-type="string" calcext:value-type="string">
            <text:p>`apps/asistentes/controller/lista_ultim_que_ctr.php`\n`que=cv_s&amp;curso=actual`</text:p>
          </table:table-cell>
          <table:table-cell office:value-type="string" calcext:value-type="string">
            <text:p>[[asistentes/mapa_lista_ultim_que_ct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el curso pasado (Ultima asistencia)</text:p>
          </table:table-cell>
          <table:table-cell office:value-type="string" calcext:value-type="string">
            <text:p>`apps/asistentes/controller/lista_ultim_que_ctr.php`\n`que=cv_s&amp;curso=anterior`</text:p>
          </table:table-cell>
          <table:table-cell office:value-type="string" calcext:value-type="string">
            <text:p>[[asistentes/mapa_lista_ultim_que_ct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corresponde ir a cv ad (Ultima asistencia)</text:p>
          </table:table-cell>
          <table:table-cell office:value-type="string" calcext:value-type="string">
            <text:p>`apps/asistentes/controller/lista_ultim_que_ctr.php`\n`que=cv_s_ad`</text:p>
          </table:table-cell>
          <table:table-cell office:value-type="string" calcext:value-type="string">
            <text:p>[[asistentes/mapa_lista_ultim_que_ct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corresponde ir a cv joves (Ultima asistencia)</text:p>
          </table:table-cell>
          <table:table-cell office:value-type="string" calcext:value-type="string">
            <text:p>`apps/asistentes/controller/lista_ultim_que_ctr.php`\n`que=cv_jovenes`</text:p>
          </table:table-cell>
          <table:table-cell office:value-type="string" calcext:value-type="string">
            <text:p>[[asistentes/mapa_lista_ultim_que_ct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lista cargos (seleccionar actividad)</text:p>
          </table:table-cell>
          <table:table-cell office:value-type="string" calcext:value-type="string">
            <text:p>`apps/actividades/controller/actividad_que.php`\n`sasistentes=s&amp;sactividad=cv&amp;que=list_cjto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Gestión de plazas (Gestión de plazas)</text:p>
          </table:table-cell>
          <table:table-cell office:value-type="string" calcext:value-type="string">
            <text:p>`apps/actividadplazas/controller/gestion_plazas.php`\n`sasistentes=s&amp;sactividad=cv`</text:p>
          </table:table-cell>
          <table:table-cell office:value-type="string" calcext:value-type="string">
            <text:p>[[actividadplazas/mapa_gestion_plaza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Balance de plazas (Balance de Plazas)</text:p>
          </table:table-cell>
          <table:table-cell office:value-type="string" calcext:value-type="string">
            <text:p>`apps/actividadplazas/controller/plazas_balance_que.php`\n`sasistentes=s&amp;sactividad=cv`</text:p>
          </table:table-cell>
          <table:table-cell office:value-type="string" calcext:value-type="string">
            <text:p>[[actividadplazas/mapa_plazas_balance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cambiar de fase (Fases activ cambio)</text:p>
          </table:table-cell>
          <table:table-cell office:value-type="string" calcext:value-type="string">
            <text:p>`apps/procesos/controller/fases_activ_cambio.php`\n`sasistentes=s&amp;sactividad=cv`</text:p>
          </table:table-cell>
          <table:table-cell office:value-type="string" calcext:value-type="string">
            <text:p>[[procesos/mapa_fases_activ_cambio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buscar crt s (Listado de Actividades)</text:p>
          </table:table-cell>
          <table:table-cell office:value-type="string" calcext:value-type="string">
            <text:p>`apps/actividades/controller/actividad_select.php`\n`sasistentes=s&amp;sactividad=crt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buscar crt sg (Listado de Actividades)</text:p>
          </table:table-cell>
          <table:table-cell office:value-type="string" calcext:value-type="string">
            <text:p>`apps/actividades/controller/actividad_select.php`\n`sasistentes=sg&amp;sactividad=crt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de la r/dl (lista activ sg)</text:p>
          </table:table-cell>
          <table:table-cell office:value-type="string" calcext:value-type="string">
            <text:p>`apps/actividades/controller/lista_actividades_sg.php`\n`tipo_activ_sg=crt`</text:p>
          </table:table-cell>
          <table:table-cell office:value-type="string" calcext:value-type="string">
            <text:p>[[actividades/mapa_lista_actividades_sg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de cada ctr (Centro que activ)</text:p>
          </table:table-cell>
          <table:table-cell office:value-type="string" calcext:value-type="string">
            <text:p>`apps/actividades/controller/actividades_centro_que.php`\n`tipo_ctr=sg&amp;tipo_lista=crt`</text:p>
          </table:table-cell>
          <table:table-cell office:value-type="string" calcext:value-type="string">
            <text:p>[[actividades/mapa_actividades_centro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este curso (Ultima asistencia)</text:p>
          </table:table-cell>
          <table:table-cell office:value-type="string" calcext:value-type="string">
            <text:p>`apps/asistentes/controller/lista_ultim_que_ctr.php`\n`que=crt_s_sg&amp;curso=actual`</text:p>
          </table:table-cell>
          <table:table-cell office:value-type="string" calcext:value-type="string">
            <text:p>[[asistentes/mapa_lista_ultim_que_ct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el curso pasado (Ultima asistencia)</text:p>
          </table:table-cell>
          <table:table-cell office:value-type="string" calcext:value-type="string">
            <text:p>`apps/asistentes/controller/lista_ultim_que_ctr.php`\n`que=crt_s_sg&amp;curso=anterior`</text:p>
          </table:table-cell>
          <table:table-cell office:value-type="string" calcext:value-type="string">
            <text:p>[[asistentes/mapa_lista_ultim_que_ct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s que han de hacer crt interno (Ultima asistencia)</text:p>
          </table:table-cell>
          <table:table-cell office:value-type="string" calcext:value-type="string">
            <text:p>`apps/asistentes/controller/lista_ultim_que_ctr.php`\n`que=crt_s`</text:p>
          </table:table-cell>
          <table:table-cell office:value-type="string" calcext:value-type="string">
            <text:p>[[asistentes/mapa_lista_ultim_que_ct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s que han de hacer el crt de cel (Ultima asistencia)</text:p>
          </table:table-cell>
          <table:table-cell office:value-type="string" calcext:value-type="string">
            <text:p>`apps/asistentes/controller/lista_ultim_que_ctr.php`\n`que=crt_cel`</text:p>
          </table:table-cell>
          <table:table-cell office:value-type="string" calcext:value-type="string">
            <text:p>[[asistentes/mapa_lista_ultim_que_ct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Gestión de plazas (Gestión de plazas)</text:p>
          </table:table-cell>
          <table:table-cell office:value-type="string" calcext:value-type="string">
            <text:p>`apps/actividadplazas/controller/gestion_plazas.php`\n`sasistentes=s,sg&amp;sactividad=crt`</text:p>
          </table:table-cell>
          <table:table-cell office:value-type="string" calcext:value-type="string">
            <text:p>[[actividadplazas/mapa_gestion_plaza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Balance de plazas (Balance de Plazas)</text:p>
          </table:table-cell>
          <table:table-cell office:value-type="string" calcext:value-type="string">
            <text:p>`apps/actividadplazas/controller/plazas_balance_que.php`\n`sasistentes=s&amp;sactividad=crt`</text:p>
          </table:table-cell>
          <table:table-cell office:value-type="string" calcext:value-type="string">
            <text:p>[[actividadplazas/mapa_plazas_balance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cambiar de fase (Fases activ cambio)</text:p>
          </table:table-cell>
          <table:table-cell office:value-type="string" calcext:value-type="string">
            <text:p>`apps/procesos/controller/fases_activ_cambio.php`\n`sasistentes=s&amp;sactividad=crt`</text:p>
          </table:table-cell>
          <table:table-cell office:value-type="string" calcext:value-type="string">
            <text:p>[[procesos/mapa_fases_activ_cambio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actividades-centros (actividades centro)</text:p>
          </table:table-cell>
          <table:table-cell office:value-type="string" calcext:value-type="string">
            <text:p>`apps/actividadescentro/controller/activ_ctr.php`\n`tipo=sg`</text:p>
          </table:table-cell>
          <table:table-cell office:value-type="string" calcext:value-type="string">
            <text:p>[[actividadescentro/mapa_activ_ct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n r/dl (búsqueda de personas)</text:p>
          </table:table-cell>
          <table:table-cell office:value-type="string" calcext:value-type="string">
            <text:p>`apps/personas/controller/personas_que.php`\n`tabla=p_numerarios&amp;tipo=persona`</text:p>
          </table:table-cell>
          <table:table-cell office:value-type="string" calcext:value-type="string">
            <text:p>[[personas/mapa_persona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n de paso (búsqueda de personas)</text:p>
          </table:table-cell>
          <table:table-cell office:value-type="string" calcext:value-type="string">
            <text:p>`apps/personas/controller/personas_que.php`\n`tabla=p_de_paso&amp;na=n&amp;tipo=persona`</text:p>
          </table:table-cell>
          <table:table-cell office:value-type="string" calcext:value-type="string">
            <text:p>[[personas/mapa_persona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agd r/dl (búsqueda de personas)</text:p>
          </table:table-cell>
          <table:table-cell office:value-type="string" calcext:value-type="string">
            <text:p>`apps/personas/controller/personas_que.php`\n`tabla=p_agregados&amp;tipo=persona`</text:p>
          </table:table-cell>
          <table:table-cell office:value-type="string" calcext:value-type="string">
            <text:p>[[personas/mapa_persona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agd de paso (búsqueda de personas)</text:p>
          </table:table-cell>
          <table:table-cell office:value-type="string" calcext:value-type="string">
            <text:p>`apps/personas/controller/personas_que.php`\n`tabla=p_de_paso&amp;na=a&amp;tipo=persona`</text:p>
          </table:table-cell>
          <table:table-cell office:value-type="string" calcext:value-type="string">
            <text:p>[[personas/mapa_persona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persona r/dl (Planning persona)</text:p>
          </table:table-cell>
          <table:table-cell office:value-type="string" calcext:value-type="string">
            <text:p>`apps/planning/controller/planning_persona_que.php`\n`obj_pau=PersonaDl`</text:p>
          </table:table-cell>
          <table:table-cell office:value-type="string" calcext:value-type="string">
            <text:p>[[planning/mapa_planning_person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or centro (planning ctr)</text:p>
          </table:table-cell>
          <table:table-cell office:value-type="string" calcext:value-type="string">
            <text:p>`apps/planning/controller/planning_ctr_que.php`</text:p>
          </table:table-cell>
          <table:table-cell office:value-type="string" calcext:value-type="string">
            <text:p>[[planning/mapa_planning_ctr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or casas (Planing Casa)</text:p>
          </table:table-cell>
          <table:table-cell office:value-type="string" calcext:value-type="string">
            <text:p>`apps/planning/controller/planning_casa_que.php`</text:p>
          </table:table-cell>
          <table:table-cell office:value-type="string" calcext:value-type="string">
            <text:p>[[planning/mapa_planning_cas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 table:number-rows-repeated="104854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studios (12)" table:style-name="ta1">
        <table:table-column table:style-name="co40" table:default-cell-style-name="Default"/>
        <table:table-column table:style-name="co41" table:default-cell-style-name="ce4"/>
        <table:table-column table:style-name="co42" table:default-cell-style-name="Default"/>
        <table:table-column table:style-name="co43" table:default-cell-style-name="Default"/>
        <table:table-column table:style-name="co3" table:default-cell-style-name="Default"/>
        <table:table-column table:style-name="co6" table:default-cell-style-name="Default"/>
        <table:table-column table:style-name="co44" table:default-cell-style-name="Default"/>
        <table:table-column table:style-name="co6" table:default-cell-style-name="Default"/>
        <table:table-row table:style-name="ro1">
          <table:table-cell table:style-name="pd1" office:value-type="string" calcext:value-type="string">
            <text:p>Menú</text:p>
          </table:table-cell>
          <table:table-cell table:style-name="ce3" office:value-type="string" calcext:value-type="string">
            <text:p>Entrada (URL + parámetros)</text:p>
          </table:table-cell>
          <table:table-cell table:style-name="pd1" office:value-type="string" calcext:value-type="string">
            <text:p>Mapa</text:p>
          </table:table-cell>
          <table:table-cell table:style-name="pd1" office:value-type="string" calcext:value-type="string">
            <text:p>Flujo esperado</text:p>
          </table:table-cell>
          <table:table-cell table:style-name="pd1" office:value-type="string" calcext:value-type="string">
            <text:p>Resultado esperado</text:p>
          </table:table-cell>
          <table:table-cell table:style-name="pd1" office:value-type="string" calcext:value-type="string">
            <text:p>OK/KO</text:p>
          </table:table-cell>
          <table:table-cell table:style-name="pd1" office:value-type="string" calcext:value-type="string">
            <text:p>Observaciones</text:p>
          </table:table-cell>
          <table:table-cell table:style-name="pd1"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buscar persona (Raiz base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n r/dl (búsqueda de personas)</text:p>
          </table:table-cell>
          <table:table-cell office:value-type="string" calcext:value-type="string">
            <text:p>apps/personas/controller/personas_que.php`\n`tabla=p_numerarios&amp;tipo=persona</text:p>
          </table:table-cell>
          <table:table-cell office:value-type="string" calcext:value-type="string">
            <text:p>[[personas/mapa_persona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n de paso (búsqueda de personas)</text:p>
          </table:table-cell>
          <table:table-cell office:value-type="string" calcext:value-type="string">
            <text:p>`apps/personas/controller/personas_que.php`\n`tabla=p_de_paso&amp;na=n&amp;tipo=persona`</text:p>
          </table:table-cell>
          <table:table-cell office:value-type="string" calcext:value-type="string">
            <text:p>[[personas/mapa_persona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agd r/dl (búsqueda de personas)</text:p>
          </table:table-cell>
          <table:table-cell office:value-type="string" calcext:value-type="string">
            <text:p>`apps/personas/controller/personas_que.php`\n`tabla=p_agregados&amp;tipo=persona`</text:p>
          </table:table-cell>
          <table:table-cell office:value-type="string" calcext:value-type="string">
            <text:p>[[personas/mapa_persona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agd de paso (búsqueda de personas)</text:p>
          </table:table-cell>
          <table:table-cell office:value-type="string" calcext:value-type="string">
            <text:p>`apps/personas/controller/personas_que.php`\n`tabla=p_de_paso&amp;na=a&amp;tipo=persona`</text:p>
          </table:table-cell>
          <table:table-cell office:value-type="string" calcext:value-type="string">
            <text:p>[[personas/mapa_persona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matricular a todos (matricular)</text:p>
          </table:table-cell>
          <table:table-cell office:value-type="string" calcext:value-type="string">
            <text:p>`apps/actividadestudios/controller/matricular.php`</text:p>
          </table:table-cell>
          <table:table-cell office:value-type="string" calcext:value-type="string">
            <text:p>[[actividadestudios/mapa_matricula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profesor para asignatura (profesores para asignatura)</text:p>
          </table:table-cell>
          <table:table-cell office:value-type="string" calcext:value-type="string">
            <text:p>`apps/profesores/controller/profesor_asignatura_que.php`</text:p>
          </table:table-cell>
          <table:table-cell office:value-type="string" calcext:value-type="string">
            <text:p>[[profesores/mapa_profesor_asignatur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claustro (listado claustro)</text:p>
          </table:table-cell>
          <table:table-cell office:value-type="string" calcext:value-type="string">
            <text:p>`apps/profesores/controller/lista_por_departamentos.php`</text:p>
          </table:table-cell>
          <table:table-cell office:value-type="string" calcext:value-type="string">
            <text:p>[[profesores/mapa_lista_por_departamento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ctas... (Raiz stgr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ctas (actas)</text:p>
          </table:table-cell>
          <table:table-cell office:value-type="string" calcext:value-type="string">
            <text:p>`apps/notas/controller/acta_select.php`</text:p>
          </table:table-cell>
          <table:table-cell office:value-type="string" calcext:value-type="string">
            <text:p>[[notas/mapa_acta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tabla alumnos-asignaturas (cuadro alumnos-asignaturas)</text:p>
          </table:table-cell>
          <table:table-cell office:value-type="string" calcext:value-type="string">
            <text:p>`apps/notas/controller/asignaturas_pendientes.php`</text:p>
          </table:table-cell>
          <table:table-cell office:value-type="string" calcext:value-type="string">
            <text:p>[[notas/mapa_asignaturas_pendiente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súmenes (resumen anual)</text:p>
          </table:table-cell>
          <table:table-cell office:value-type="string" calcext:value-type="string">
            <text:p>`apps/notas/controller/resumen_anual.php`</text:p>
          </table:table-cell>
          <table:table-cell office:value-type="string" calcext:value-type="string">
            <text:p>[[notas/mapa_resumen_anual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Matr. Pendientes (matriculas pendientes)</text:p>
          </table:table-cell>
          <table:table-cell office:value-type="string" calcext:value-type="string">
            <text:p>`apps/actividadestudios/controller/matriculas_pendientes.php`</text:p>
          </table:table-cell>
          <table:table-cell office:value-type="string" calcext:value-type="string">
            <text:p>[[actividadestudios/mapa_matriculas_pendiente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Matrículas (listas de matriculas)</text:p>
          </table:table-cell>
          <table:table-cell office:value-type="string" calcext:value-type="string">
            <text:p>`apps/actividadestudios/controller/matriculas_lista.php`</text:p>
          </table:table-cell>
          <table:table-cell office:value-type="string" calcext:value-type="string">
            <text:p>[[actividadestudios/mapa_matriculas_list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resumen pendientes (Resumen asig. pendientes)</text:p>
          </table:table-cell>
          <table:table-cell office:value-type="string" calcext:value-type="string">
            <text:p>`apps/notas/controller/asignaturas_pendientes_resumen.php`</text:p>
          </table:table-cell>
          <table:table-cell office:value-type="string" calcext:value-type="string">
            <text:p>[[notas/mapa_asignaturas_pendientes_resumen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buscar asig. pendientes (Asignaturas pendientes)</text:p>
          </table:table-cell>
          <table:table-cell office:value-type="string" calcext:value-type="string">
            <text:p>`apps/notas/controller/asig_faltan_que.php`</text:p>
          </table:table-cell>
          <table:table-cell office:value-type="string" calcext:value-type="string">
            <text:p>[[notas/mapa_asig_faltan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ver docencia (Docencia)</text:p>
          </table:table-cell>
          <table:table-cell office:value-type="string" calcext:value-type="string">
            <text:p>`apps/profesores/controller/docencia.php`</text:p>
          </table:table-cell>
          <table:table-cell office:value-type="string" calcext:value-type="string">
            <text:p>[[profesores/mapa_docenci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sitencia a congresos (congresos)</text:p>
          </table:table-cell>
          <table:table-cell office:value-type="string" calcext:value-type="string">
            <text:p>`apps/profesores/controller/congresos.php`</text:p>
          </table:table-cell>
          <table:table-cell office:value-type="string" calcext:value-type="string">
            <text:p>[[profesores/mapa_congreso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certificados (Certificado lista)</text:p>
          </table:table-cell>
          <table:table-cell office:value-type="string" calcext:value-type="string">
            <text:p>`frontend/certificados/controller/certificado_emitido_lista.php`</text:p>
          </table:table-cell>
          <table:table-cell office:value-type="string" calcext:value-type="string">
            <text:p>[[certificados/mapa_certificado_emitido_list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osibles ca (Raiz stgr 2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posibles ca (Posibles ca)</text:p>
          </table:table-cell>
          <table:table-cell office:value-type="string" calcext:value-type="string">
            <text:p>`apps/actividadestudios/controller/ca_posibles_que.php`</text:p>
          </table:table-cell>
          <table:table-cell office:value-type="string" calcext:value-type="string">
            <text:p>[[actividadestudios/mapa_ca_posible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 n (Raiz activ1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buscar ca (seleccionar actividad)</text:p>
          </table:table-cell>
          <table:table-cell office:value-type="string" calcext:value-type="string">
            <text:p>`apps/actividades/controller/actividad_que.php`\n`sasistentes=n&amp;sactividad=ca&amp;que=ver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lista varios ca (seleccionar actividad)</text:p>
          </table:table-cell>
          <table:table-cell office:value-type="string" calcext:value-type="string">
            <text:p>`apps/actividades/controller/actividad_que.php`\n`sasistentes=n&amp;sactividad=ca&amp;que=list_cjto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lista por ctr (Buscar por centro)</text:p>
          </table:table-cell>
          <table:table-cell office:value-type="string" calcext:value-type="string">
            <text:p>`apps/asistentes/controller/que_ctr_lista.php`\n`lista=list_activ&amp;n_agd=n&amp;sasistentes=n&amp;sactividad=ca`</text:p>
          </table:table-cell>
          <table:table-cell office:value-type="string" calcext:value-type="string">
            <text:p>[[asistentes/mapa_que_ctr_list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estudios x ctr (Buscar por centro)</text:p>
          </table:table-cell>
          <table:table-cell office:value-type="string" calcext:value-type="string">
            <text:p>`apps/asistentes/controller/que_ctr_lista.php`\n`lista=list_est&amp;n_agd=n&amp;sasistentes=n&amp;sactividad=ca`</text:p>
          </table:table-cell>
          <table:table-cell office:value-type="string" calcext:value-type="string">
            <text:p>[[asistentes/mapa_que_ctr_list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pendientes (actividades pendientes)</text:p>
          </table:table-cell>
          <table:table-cell office:value-type="string" calcext:value-type="string">
            <text:p>`apps/asistentes/controller/activ_pendientes_select.php`\n`sactividad=ca&amp;tipo_personas=n`</text:p>
          </table:table-cell>
          <table:table-cell office:value-type="string" calcext:value-type="string">
            <text:p>[[asistentes/mapa_activ_pendientes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ambiar de fase (Fases activ cambio)</text:p>
          </table:table-cell>
          <table:table-cell office:value-type="string" calcext:value-type="string">
            <text:p>`apps/procesos/controller/fases_activ_cambio.php`\n`id_tipo_activ=133`</text:p>
          </table:table-cell>
          <table:table-cell office:value-type="string" calcext:value-type="string">
            <text:p>[[procesos/mapa_fases_activ_cambio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v agd (Raiz activ1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buscar cv (seleccionar actividad)</text:p>
          </table:table-cell>
          <table:table-cell office:value-type="string" calcext:value-type="string">
            <text:p>`apps/actividades/controller/actividad_que.php`\n`sasistentes=agd&amp;sactividad=cv&amp;que=ver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list varias cv (seleccionar actividad)</text:p>
          </table:table-cell>
          <table:table-cell office:value-type="string" calcext:value-type="string">
            <text:p>`apps/actividades/controller/actividad_que.php`\n`sasistentes=agd&amp;sactividad=cv&amp;que=list_cjto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lista por ctr (Buscar por centro)</text:p>
          </table:table-cell>
          <table:table-cell office:value-type="string" calcext:value-type="string">
            <text:p>`apps/asistentes/controller/que_ctr_lista.php`\n`lista=list_activ&amp;n_agd=a&amp;sasistentes=agd&amp;sactividad=cv`</text:p>
          </table:table-cell>
          <table:table-cell office:value-type="string" calcext:value-type="string">
            <text:p>[[asistentes/mapa_que_ctr_list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estudios x ctr (Buscar por centro)</text:p>
          </table:table-cell>
          <table:table-cell office:value-type="string" calcext:value-type="string">
            <text:p>`apps/asistentes/controller/que_ctr_lista.php`\n`lista=list_est&amp;n_agd=a&amp;sasistentes=n&amp;sactividad=cv`</text:p>
          </table:table-cell>
          <table:table-cell office:value-type="string" calcext:value-type="string">
            <text:p>[[asistentes/mapa_que_ctr_list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pendientes (actividades pendientes)</text:p>
          </table:table-cell>
          <table:table-cell office:value-type="string" calcext:value-type="string">
            <text:p>`apps/asistentes/controller/activ_pendientes_select.php`\n`sactividad=ca&amp;tipo_personas=agd`</text:p>
          </table:table-cell>
          <table:table-cell office:value-type="string" calcext:value-type="string">
            <text:p>[[asistentes/mapa_activ_pendientes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cambiar de fase (Fases activ cambio)</text:p>
          </table:table-cell>
          <table:table-cell office:value-type="string" calcext:value-type="string">
            <text:p>`apps/procesos/controller/fases_activ_cambio.php`\n`id_tipo_activ=112`</text:p>
          </table:table-cell>
          <table:table-cell office:value-type="string" calcext:value-type="string">
            <text:p>[[procesos/mapa_fases_activ_cambio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em inv. (Raiz activ1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buscar (Listado de Actividades)</text:p>
          </table:table-cell>
          <table:table-cell office:value-type="string" calcext:value-type="string">
            <text:p>`apps/actividades/controller/actividad_select.php`\n`sasistentes=n&amp;sactividad2=semestre-inv&amp;que=ver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gestión de plazas (Gestión de plazas)</text:p>
          </table:table-cell>
          <table:table-cell office:value-type="string" calcext:value-type="string">
            <text:p>`apps/actividadplazas/controller/gestion_plazas.php`\n`sasistentes=n&amp;sactividad2=semestre-inv`</text:p>
          </table:table-cell>
          <table:table-cell office:value-type="string" calcext:value-type="string">
            <text:p>[[actividadplazas/mapa_gestion_plaza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importar (seleccionar actividad)</text:p>
          </table:table-cell>
          <table:table-cell office:value-type="string" calcext:value-type="string">
            <text:p>`apps/actividades/controller/actividad_que.php`\n`sasistentes=n&amp;sactividad2=semestre-inv&amp;que=ver&amp;modo=importar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cambiar de fase (Fases activ cambio)</text:p>
          </table:table-cell>
          <table:table-cell office:value-type="string" calcext:value-type="string">
            <text:p>`apps/procesos/controller/fases_activ_cambio.php`\n`sasistentes=n&amp;sactividad2=semestre-inv`</text:p>
          </table:table-cell>
          <table:table-cell office:value-type="string" calcext:value-type="string">
            <text:p>[[procesos/mapa_fases_activ_cambio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lanning (Raiz activ1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persona r/dl (Planning persona)</text:p>
          </table:table-cell>
          <table:table-cell office:value-type="string" calcext:value-type="string">
            <text:p>`apps/planning/controller/planning_persona_que.php`\n`obj_pau=PersonaDl`</text:p>
          </table:table-cell>
          <table:table-cell office:value-type="string" calcext:value-type="string">
            <text:p>[[planning/mapa_planning_person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por centro (planning ctr)</text:p>
          </table:table-cell>
          <table:table-cell office:value-type="string" calcext:value-type="string">
            <text:p>`apps/planning/controller/planning_ctr_que.php`</text:p>
          </table:table-cell>
          <table:table-cell office:value-type="string" calcext:value-type="string">
            <text:p>[[planning/mapa_planning_ctr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por casas (Planing Casa)</text:p>
          </table:table-cell>
          <table:table-cell office:value-type="string" calcext:value-type="string">
            <text:p>`apps/planning/controller/planning_casa_que.php`</text:p>
          </table:table-cell>
          <table:table-cell office:value-type="string" calcext:value-type="string">
            <text:p>[[planning/mapa_planning_cas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antenimiento (Raiz base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dic latin (modificar los datos de una tabla)</text:p>
          </table:table-cell>
          <table:table-cell office:value-type="string" calcext:value-type="string">
            <text:p>`apps/core/mod_tabla_sql.php`\n`clase_info=personas\model\InfoLatin`</text:p>
          </table:table-cell>
          <table:table-cell office:value-type="string" calcext:value-type="string">
            <text:p>[[core/mapa_mod_tabla_sql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actualizar docencia (guardar docencia ca en dossier)</text:p>
          </table:table-cell>
          <table:table-cell office:value-type="string" calcext:value-type="string">
            <text:p>`apps/actividadestudios/controller/actualizar_docencia.php`</text:p>
          </table:table-cell>
          <table:table-cell office:value-type="string" calcext:value-type="string">
            <text:p>[[actividadestudios/mapa_actualizar_docenci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 table:number-rows-repeated="104852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istema (13)" table:style-name="ta1">
        <table:table-column table:style-name="co45" table:default-cell-style-name="Default"/>
        <table:table-column table:style-name="co46" table:default-cell-style-name="ce4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6" table:default-cell-style-name="Default"/>
        <table:table-column table:style-name="co50" table:default-cell-style-name="Default"/>
        <table:table-column table:style-name="co6" table:default-cell-style-name="Default"/>
        <table:table-row table:style-name="ro1">
          <table:table-cell table:style-name="pd1" office:value-type="string" calcext:value-type="string">
            <text:p>Menú</text:p>
          </table:table-cell>
          <table:table-cell table:style-name="ce3" office:value-type="string" calcext:value-type="string">
            <text:p>Entrada (URL + parámetros)</text:p>
          </table:table-cell>
          <table:table-cell table:style-name="pd1" office:value-type="string" calcext:value-type="string">
            <text:p>Mapa</text:p>
          </table:table-cell>
          <table:table-cell table:style-name="pd1" office:value-type="string" calcext:value-type="string">
            <text:p>Flujo esperado</text:p>
          </table:table-cell>
          <table:table-cell table:style-name="pd1" office:value-type="string" calcext:value-type="string">
            <text:p>Resultado esperado</text:p>
          </table:table-cell>
          <table:table-cell table:style-name="pd1" office:value-type="string" calcext:value-type="string">
            <text:p>OK/KO</text:p>
          </table:table-cell>
          <table:table-cell table:style-name="pd1" office:value-type="string" calcext:value-type="string">
            <text:p>Observaciones</text:p>
          </table:table-cell>
          <table:table-cell table:style-name="pd1"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menus (Raiz admin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eleccionar (gestor de menus)</text:p>
          </table:table-cell>
          <table:table-cell office:value-type="string" calcext:value-type="string">
            <text:p>`frontend/menus/controller/menus_que.php`</text:p>
          </table:table-cell>
          <table:table-cell office:value-type="string" calcext:value-type="string">
            <text:p>[[menus/mapa_menu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importar (importar menus)</text:p>
          </table:table-cell>
          <table:table-cell office:value-type="string" calcext:value-type="string">
            <text:p>`frontend/menus/controller/menus_importar_form.php`</text:p>
          </table:table-cell>
          <table:table-cell office:value-type="string" calcext:value-type="string">
            <text:p>[[menus/mapa_menus_importar_form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meta menus (modificar los datos de una tabla con Repository)</text:p>
          </table:table-cell>
          <table:table-cell office:value-type="string" calcext:value-type="string">
            <text:p>`frontend/shared/controller/tablaDB_lista_ver.php`\n`clase_info=src\menus\domain\InfoMetaMenus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exportar (exportar menus)</text:p>
          </table:table-cell>
          <table:table-cell office:value-type="string" calcext:value-type="string">
            <text:p>`frontend/menus/controller/menus_exportar_form.php`</text:p>
          </table:table-cell>
          <table:table-cell office:value-type="string" calcext:value-type="string">
            <text:p>[[menus/mapa_menus_exportar_form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exportar a ficheros (menu a/de ficheros)</text:p>
          </table:table-cell>
          <table:table-cell office:value-type="string" calcext:value-type="string">
            <text:p>`src/menus/frontend/controller/menus_ficheros.php`\n`accion=exportar`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importar desde ficheros (menu a/de ficheros)</text:p>
          </table:table-cell>
          <table:table-cell office:value-type="string" calcext:value-type="string">
            <text:p>`src/menus/frontend/controller/menus_ficheros.php`\n`accion=importar`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yuda (ayuda menus)</text:p>
          </table:table-cell>
          <table:table-cell office:value-type="string" calcext:value-type="string">
            <text:p>`frontend/menus/view/como.html`</text:p>
          </table:table-cell>
          <table:table-cell office:value-type="string" calcext:value-type="string">
            <text:p>[[menus/mapa_como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B (Raiz admin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uevo esquema (nuevo esquema)</text:p>
          </table:table-cell>
          <table:table-cell office:value-type="string" calcext:value-type="string">
            <text:p>`apps/devel/controller/db_que.php`</text:p>
          </table:table-cell>
          <table:table-cell office:value-type="string" calcext:value-type="string">
            <text:p>[[devel/mapa_db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over tabla a otra DB (DB mover tabla)</text:p>
          </table:table-cell>
          <table:table-cell office:value-type="string" calcext:value-type="string">
            <text:p>`apps/devel/controller/db_mover_que.php`</text:p>
          </table:table-cell>
          <table:table-cell office:value-type="string" calcext:value-type="string">
            <text:p>[[devel/mapa_db_mover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mover y cambiar nombre dl (cambiar nombre dl)</text:p>
          </table:table-cell>
          <table:table-cell office:value-type="string" calcext:value-type="string">
            <text:p>`apps/devel/controller/db_cambiar_nombre_que.php`</text:p>
          </table:table-cell>
          <table:table-cell office:value-type="string" calcext:value-type="string">
            <text:p>[[devel/mapa_db_cambiar_nombre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borrar passwords (borrar passwords de todos los usuarios)</text:p>
          </table:table-cell>
          <table:table-cell office:value-type="string" calcext:value-type="string">
            <text:p>`frontend/usuarios/controller/borrar_todos_pwd.php`</text:p>
          </table:table-cell>
          <table:table-cell office:value-type="string" calcext:value-type="string">
            <text:p>[[usuarios/mapa_borrar_todos_pwd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evel (Raiz devel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actory (generador de clases)</text:p>
          </table:table-cell>
          <table:table-cell office:value-type="string" calcext:value-type="string">
            <text:p>`apps/devel/controller/factory_form.php`</text:p>
          </table:table-cell>
          <table:table-cell office:value-type="string" calcext:value-type="string">
            <text:p>[[devel/mapa_factory_form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erm_dossiers (Raiz admin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personas (permisos dossiers)</text:p>
          </table:table-cell>
          <table:table-cell office:value-type="string" calcext:value-type="string">
            <text:p>`apps/dossiers/controller/perm_dossiers.php`\n`tipo=p`</text:p>
          </table:table-cell>
          <table:table-cell office:value-type="string" calcext:value-type="string">
            <text:p>[[dossiers/mapa_perm_dossier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ubis (permisos dossiers)</text:p>
          </table:table-cell>
          <table:table-cell office:value-type="string" calcext:value-type="string">
            <text:p>`apps/dossiers/controller/perm_dossiers.php`\n`tipo=u`</text:p>
          </table:table-cell>
          <table:table-cell office:value-type="string" calcext:value-type="string">
            <text:p>[[dossiers/mapa_perm_dossier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actividades (permisos dossiers)</text:p>
          </table:table-cell>
          <table:table-cell office:value-type="string" calcext:value-type="string">
            <text:p>`apps/dossiers/controller/perm_dossiers.php`\n`tipo=a`</text:p>
          </table:table-cell>
          <table:table-cell office:value-type="string" calcext:value-type="string">
            <text:p>[[dossiers/mapa_perm_dossier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rocesos activ. (Raiz procesos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fases (modificar los datos de una tabla con Repository)</text:p>
          </table:table-cell>
          <table:table-cell office:value-type="string" calcext:value-type="string">
            <text:p>`frontend/shared/controller/tablaDB_lista_ver.php`\n`clase_info=src\procesos\domain\InfoFases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fases-tareas (modificar los datos de una tabla con Repository)</text:p>
          </table:table-cell>
          <table:table-cell office:value-type="string" calcext:value-type="string">
            <text:p>`frontend/shared/controller/tablaDB_lista_ver.php`\n`clase_info=src\procesos\domain\InfoTareas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ipos de procesos (modificar los datos de una tabla con Repository)</text:p>
          </table:table-cell>
          <table:table-cell office:value-type="string" calcext:value-type="string">
            <text:p>`frontend/shared/controller/tablaDB_lista_ver.php`\n`clase_info=src\procesos\domain\InfoProcesoTipo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procesos (procesos select)</text:p>
          </table:table-cell>
          <table:table-cell office:value-type="string" calcext:value-type="string">
            <text:p>`apps/procesos/controller/procesos_select.php`</text:p>
          </table:table-cell>
          <table:table-cell office:value-type="string" calcext:value-type="string">
            <text:p>[[procesos/mapa_procesos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tipo activ - proceso (Tipos de actividad)</text:p>
          </table:table-cell>
          <table:table-cell office:value-type="string" calcext:value-type="string">
            <text:p>`apps/procesos/controller/tipo_activ_proceso.php`</text:p>
          </table:table-cell>
          <table:table-cell office:value-type="string" calcext:value-type="string">
            <text:p>[[procesos/mapa_tipo_activ_proceso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usuarios web (Raiz base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sta de roles (lista roles)</text:p>
          </table:table-cell>
          <table:table-cell office:value-type="string" calcext:value-type="string">
            <text:p>`frontend/usuarios/controller/role_lista.php`</text:p>
          </table:table-cell>
          <table:table-cell office:value-type="string" calcext:value-type="string">
            <text:p>[[usuarios/mapa_role_list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grup menu (lista grupmenus)</text:p>
          </table:table-cell>
          <table:table-cell office:value-type="string" calcext:value-type="string">
            <text:p>`frontend/menus/controller/grupmenu_lista.php`</text:p>
          </table:table-cell>
          <table:table-cell office:value-type="string" calcext:value-type="string">
            <text:p>[[menus/mapa_grupmenu_list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lista usuarios (lista usuarios)</text:p>
          </table:table-cell>
          <table:table-cell office:value-type="string" calcext:value-type="string">
            <text:p>`frontend/usuarios/controller/usuario_lista.php`</text:p>
          </table:table-cell>
          <table:table-cell office:value-type="string" calcext:value-type="string">
            <text:p>[[usuarios/mapa_usuario_list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sta grupos (lista grupos)</text:p>
          </table:table-cell>
          <table:table-cell office:value-type="string" calcext:value-type="string">
            <text:p>`frontend/usuarios/controller/grupo_lista.php`</text:p>
          </table:table-cell>
          <table:table-cell office:value-type="string" calcext:value-type="string">
            <text:p>[[casas/mapa_grupo_list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generar tabla avisos (avisos generar tabla)</text:p>
          </table:table-cell>
          <table:table-cell office:value-type="string" calcext:value-type="string">
            <text:p>`apps/cambios/controller/avisos_generar_tabla.php`</text:p>
          </table:table-cell>
          <table:table-cell office:value-type="string" calcext:value-type="string">
            <text:p>[[cambios/mapa_avisos_generar_tabla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ver lista cambios (avisos generar)</text:p>
          </table:table-cell>
          <table:table-cell office:value-type="string" calcext:value-type="string">
            <text:p>`apps/cambios/controller/avisos_generar.php`</text:p>
          </table:table-cell>
          <table:table-cell office:value-type="string" calcext:value-type="string">
            <text:p>[[cambios/mapa_avisos_genera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figuración (Raiz admin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aplicaciones (modificar los datos de una tabla con Repository)</text:p>
          </table:table-cell>
          <table:table-cell office:value-type="string" calcext:value-type="string">
            <text:p>`frontend/shared/controller/tablaDB_lista_ver.php`\n`clase_info=src\configuracion\domain\InfoApps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definir módulos (modulos select)</text:p>
          </table:table-cell>
          <table:table-cell office:value-type="string" calcext:value-type="string">
            <text:p>`frontend/configuracion/controller/modulos_select.php`</text:p>
          </table:table-cell>
          <table:table-cell office:value-type="string" calcext:value-type="string">
            <text:p>[[configuracion/mapa_modulos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instalar módulos (modificar los datos de una tabla con Repository)</text:p>
          </table:table-cell>
          <table:table-cell office:value-type="string" calcext:value-type="string">
            <text:p>`frontend/shared/controller/tablaDB_lista_ver.php`\n`clase_info=src\configuracion\domain\InfoModsInstalled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blas de apps (Manage tablas de Apps)</text:p>
          </table:table-cell>
          <table:table-cell office:value-type="string" calcext:value-type="string">
            <text:p>`apps/devel/controller/apptables.php`</text:p>
          </table:table-cell>
          <table:table-cell office:value-type="string" calcext:value-type="string">
            <text:p>[[devel/mapa_apptable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config esquema (Configuracion esquema)</text:p>
          </table:table-cell>
          <table:table-cell office:value-type="string" calcext:value-type="string">
            <text:p>`frontend/configuracion/controller/parametros.php`</text:p>
          </table:table-cell>
          <table:table-cell office:value-type="string" calcext:value-type="string">
            <text:p>[[configuracion/mapa_parametro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estión Tipos actividades (gestionar tipos actividades)</text:p>
          </table:table-cell>
          <table:table-cell office:value-type="string" calcext:value-type="string">
            <text:p>`apps/actividades/controller/tipo_activ.php`</text:p>
          </table:table-cell>
          <table:table-cell office:value-type="string" calcext:value-type="string">
            <text:p>[[actividades/mapa_tipo_activ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raducciones (Raiz base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menus a texto (pasa los menus a texto)</text:p>
          </table:table-cell>
          <table:table-cell office:value-type="string" calcext:value-type="string">
            <text:p>`src/menus/infrastructure/controllers/menus_generar_txt.php`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posibles idiomas (modificar los datos de una tabla)</text:p>
          </table:table-cell>
          <table:table-cell office:value-type="string" calcext:value-type="string">
            <text:p>`apps/core/mod_tabla_sql.php`\n`clase_info=usuarios\model\InfoLocales`</text:p>
          </table:table-cell>
          <table:table-cell office:value-type="string" calcext:value-type="string">
            <text:p>[[core/mapa_mod_tabla_sql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 table:number-rows-repeated="104853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r (15)" table:style-name="ta1">
        <table:table-column table:style-name="co29" table:default-cell-style-name="Default"/>
        <table:table-column table:style-name="co51" table:default-cell-style-name="ce4"/>
        <table:table-column table:style-name="co52" table:default-cell-style-name="Default"/>
        <table:table-column table:style-name="co43" table:default-cell-style-name="Default"/>
        <table:table-column table:style-name="co3" table:default-cell-style-name="Default"/>
        <table:table-column table:style-name="co6" table:default-cell-style-name="Default"/>
        <table:table-column table:style-name="co53" table:default-cell-style-name="Default"/>
        <table:table-column table:style-name="co6" table:default-cell-style-name="Default"/>
        <table:table-row table:style-name="ro1">
          <table:table-cell table:style-name="pd1" office:value-type="string" calcext:value-type="string">
            <text:p>Menú</text:p>
          </table:table-cell>
          <table:table-cell table:style-name="ce3" office:value-type="string" calcext:value-type="string">
            <text:p>Entrada (URL + parámetros)</text:p>
          </table:table-cell>
          <table:table-cell table:style-name="pd1" office:value-type="string" calcext:value-type="string">
            <text:p>Mapa</text:p>
          </table:table-cell>
          <table:table-cell table:style-name="pd1" office:value-type="string" calcext:value-type="string">
            <text:p>Flujo esperado</text:p>
          </table:table-cell>
          <table:table-cell table:style-name="pd1" office:value-type="string" calcext:value-type="string">
            <text:p>Resultado esperado</text:p>
          </table:table-cell>
          <table:table-cell table:style-name="pd1" office:value-type="string" calcext:value-type="string">
            <text:p>OK/KO</text:p>
          </table:table-cell>
          <table:table-cell table:style-name="pd1" office:value-type="string" calcext:value-type="string">
            <text:p>Observaciones</text:p>
          </table:table-cell>
          <table:table-cell table:style-name="pd1" office:value-type="string" calcext:value-type="string">
            <text:p>Resultado</text:p>
          </table:table-cell>
        </table:table-row>
        <table:table-row table:style-name="ro2">
          <table:table-cell office:value-type="string" calcext:value-type="string">
            <text:p>n r/dl (búsqueda de personas)</text:p>
          </table:table-cell>
          <table:table-cell office:value-type="string" calcext:value-type="string">
            <text:p>`apps/personas/controller/personas_que.php`\n`tabla=p_numerarios&amp;tipo=persona`</text:p>
          </table:table-cell>
          <table:table-cell office:value-type="string" calcext:value-type="string">
            <text:p>[[personas/mapa_persona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n de paso <text:s/>(búsqueda de personas)</text:p>
          </table:table-cell>
          <table:table-cell office:value-type="string" calcext:value-type="string">
            <text:p>`apps/personas/controller/personas_que.php`\n`tabla=p_de_paso&amp;na=n&amp;tipo=persona`</text:p>
          </table:table-cell>
          <table:table-cell office:value-type="string" calcext:value-type="string">
            <text:p>[[personas/mapa_persona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agd r/dl (búsqueda de personas)</text:p>
          </table:table-cell>
          <table:table-cell office:value-type="string" calcext:value-type="string">
            <text:p>`apps/personas/controller/personas_que.php`\n`tabla=p_agregados&amp;tipo=persona`</text:p>
          </table:table-cell>
          <table:table-cell office:value-type="string" calcext:value-type="string">
            <text:p>[[personas/mapa_persona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agd de paso (búsqueda de personas)</text:p>
          </table:table-cell>
          <table:table-cell office:value-type="string" calcext:value-type="string">
            <text:p>`apps/personas/controller/personas_que.php`\n`tabla=p_de_paso&amp;na=a&amp;tipo=persona`</text:p>
          </table:table-cell>
          <table:table-cell office:value-type="string" calcext:value-type="string">
            <text:p>[[personas/mapa_persona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buscar cv (Listado de Actividades)</text:p>
          </table:table-cell>
          <table:table-cell office:value-type="string" calcext:value-type="string">
            <text:p>`apps/actividades/controller/actividad_select.php`\n`sasistentes=sr&amp;sactividad=cv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lista cargos (seleccionar actividad)</text:p>
          </table:table-cell>
          <table:table-cell office:value-type="string" calcext:value-type="string">
            <text:p>`apps/actividades/controller/actividad_que.php`\n`sasistentes=sr&amp;sactividad=cv&amp;que=list_cjto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abla de cv (seleccionar actividad)</text:p>
          </table:table-cell>
          <table:table-cell office:value-type="string" calcext:value-type="string">
            <text:p>`apps/actividades/controller/actividad_que.php`\n`que=list_activ&amp;ssfsv=sv&amp;sasistentes=sr&amp;sactividad=cv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buscar crt (Listado de Actividades)</text:p>
          </table:table-cell>
          <table:table-cell office:value-type="string" calcext:value-type="string">
            <text:p>`apps/actividades/controller/actividad_select.php`\n`sasistentes=sr&amp;sactividad=crt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tabla de crt (seleccionar actividad)</text:p>
          </table:table-cell>
          <table:table-cell office:value-type="string" calcext:value-type="string">
            <text:p>`apps/actividades/controller/actividad_que.php`\n`que=list_activ&amp;ssfsv=sv&amp;sasistentes=sr&amp;sactividad=crt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stado csv (Activ Sr Que (csv))</text:p>
          </table:table-cell>
          <table:table-cell office:value-type="string" calcext:value-type="string">
            <text:p>`apps/actividades/controller/lista_sr_csv_que.php`</text:p>
          </table:table-cell>
          <table:table-cell office:value-type="string" calcext:value-type="string">
            <text:p>[[actividades/mapa_lista_sr_csv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actividades-centros (actividades centro)</text:p>
          </table:table-cell>
          <table:table-cell office:value-type="string" calcext:value-type="string">
            <text:p>`apps/actividadescentro/controller/activ_ctr.php`\n`tipo=sr`</text:p>
          </table:table-cell>
          <table:table-cell office:value-type="string" calcext:value-type="string">
            <text:p>[[actividadescentro/mapa_activ_ct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or ctr (planning ctr)</text:p>
          </table:table-cell>
          <table:table-cell office:value-type="string" calcext:value-type="string">
            <text:p>`apps/planning/controller/planning_ctr_que.php`</text:p>
          </table:table-cell>
          <table:table-cell office:value-type="string" calcext:value-type="string">
            <text:p>[[planning/mapa_planning_ctr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or casas (Planing Casa)</text:p>
          </table:table-cell>
          <table:table-cell office:value-type="string" calcext:value-type="string">
            <text:p>`apps/planning/controller/planning_casa_que.php`</text:p>
          </table:table-cell>
          <table:table-cell office:value-type="string" calcext:value-type="string">
            <text:p>[[planning/mapa_planning_cas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or zonas (Planning por zonas)</text:p>
          </table:table-cell>
          <table:table-cell office:value-type="string" calcext:value-type="string">
            <text:p>`apps/planning/controller/planning_zones_que.php`</text:p>
          </table:table-cell>
          <table:table-cell office:value-type="string" calcext:value-type="string">
            <text:p>[[planning/mapa_planning_zone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 table:number-rows-repeated="104856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nax (16)" table:style-name="ta1">
        <table:table-column table:style-name="co52" table:default-cell-style-name="Default"/>
        <table:table-column table:style-name="co54" table:default-cell-style-name="ce4"/>
        <table:table-column table:style-name="co29" table:default-cell-style-name="Default"/>
        <table:table-column table:style-name="co4" table:default-cell-style-name="Default"/>
        <table:table-column table:style-name="co55" table:default-cell-style-name="Default"/>
        <table:table-column table:style-name="co6" table:default-cell-style-name="Default"/>
        <table:table-column table:style-name="co56" table:default-cell-style-name="Default"/>
        <table:table-column table:style-name="co6" table:default-cell-style-name="Default"/>
        <table:table-row table:style-name="ro1">
          <table:table-cell table:style-name="pd1" office:value-type="string" calcext:value-type="string">
            <text:p>Menú</text:p>
          </table:table-cell>
          <table:table-cell table:style-name="ce3" office:value-type="string" calcext:value-type="string">
            <text:p>Entrada (URL + parámetros)</text:p>
          </table:table-cell>
          <table:table-cell table:style-name="pd1" office:value-type="string" calcext:value-type="string">
            <text:p>Mapa</text:p>
          </table:table-cell>
          <table:table-cell table:style-name="pd1" office:value-type="string" calcext:value-type="string">
            <text:p>Flujo esperado</text:p>
          </table:table-cell>
          <table:table-cell table:style-name="pd1" office:value-type="string" calcext:value-type="string">
            <text:p>Resultado esperado</text:p>
          </table:table-cell>
          <table:table-cell table:style-name="pd1" office:value-type="string" calcext:value-type="string">
            <text:p>OK/KO</text:p>
          </table:table-cell>
          <table:table-cell table:style-name="pd1" office:value-type="string" calcext:value-type="string">
            <text:p>Observaciones</text:p>
          </table:table-cell>
          <table:table-cell table:style-name="pd1"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buscar nax (Raiz base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nax r/dl (búsqueda de personas)</text:p>
          </table:table-cell>
          <table:table-cell office:value-type="string" calcext:value-type="string">
            <text:p>`apps/personas/controller/personas_que.php`\n`tabla=p_nax&amp;tipo=persona`</text:p>
          </table:table-cell>
          <table:table-cell office:value-type="string" calcext:value-type="string">
            <text:p>[[personas/mapa_persona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nax de paso (búsqueda de personas)</text:p>
          </table:table-cell>
          <table:table-cell office:value-type="string" calcext:value-type="string">
            <text:p>`apps/personas/controller/personas_que.php`\n`tabla=p_de_paso&amp;na=x&amp;tipo=persona`</text:p>
          </table:table-cell>
          <table:table-cell office:value-type="string" calcext:value-type="string">
            <text:p>[[personas/mapa_personas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rt (Raiz activ1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buscar crt (Listado de Actividades)</text:p>
          </table:table-cell>
          <table:table-cell office:value-type="string" calcext:value-type="string">
            <text:p>`apps/actividades/controller/actividad_select.php`\n`sasistentes=nax&amp;sactividad=crt&amp;que=ver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 (Raiz activ1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buscar ca (Listado de Actividades)</text:p>
          </table:table-cell>
          <table:table-cell office:value-type="string" calcext:value-type="string">
            <text:p>`apps/actividades/controller/actividad_select.php`\n`sasistentes=nax&amp;sactividad=ca&amp;que=ver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ve (Raiz activ1)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in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buscar cve (Listado de Actividades)</text:p>
          </table:table-cell>
          <table:table-cell office:value-type="string" calcext:value-type="string">
            <text:p>`apps/actividades/controller/actividad_select.php`\n`sasistentes=nax&amp;sactividad=cve&amp;que=ver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 table:number-rows-repeated="104856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lobal (19)" table:style-name="ta1">
        <table:table-column table:style-name="co57" table:default-cell-style-name="Default"/>
        <table:table-column table:style-name="co58" table:default-cell-style-name="ce4"/>
        <table:table-column table:style-name="co59" table:default-cell-style-name="Default"/>
        <table:table-column table:style-name="co26" table:default-cell-style-name="Default"/>
        <table:table-column table:style-name="co5" table:default-cell-style-name="Default"/>
        <table:table-column table:style-name="co6" table:default-cell-style-name="Default"/>
        <table:table-column table:style-name="co60" table:default-cell-style-name="Default"/>
        <table:table-column table:style-name="co6" table:default-cell-style-name="Default"/>
        <table:table-row table:style-name="ro1">
          <table:table-cell table:style-name="pd1" office:value-type="string" calcext:value-type="string">
            <text:p>Menú</text:p>
          </table:table-cell>
          <table:table-cell table:style-name="ce3" office:value-type="string" calcext:value-type="string">
            <text:p>Entrada (URL + parámetros)</text:p>
          </table:table-cell>
          <table:table-cell table:style-name="pd1" office:value-type="string" calcext:value-type="string">
            <text:p>Mapa</text:p>
          </table:table-cell>
          <table:table-cell table:style-name="pd1" office:value-type="string" calcext:value-type="string">
            <text:p>Flujo esperado</text:p>
          </table:table-cell>
          <table:table-cell table:style-name="pd1" office:value-type="string" calcext:value-type="string">
            <text:p>Resultado esperado</text:p>
          </table:table-cell>
          <table:table-cell table:style-name="pd1" office:value-type="string" calcext:value-type="string">
            <text:p>OK/KO</text:p>
          </table:table-cell>
          <table:table-cell table:style-name="pd1" office:value-type="string" calcext:value-type="string">
            <text:p>Observaciones</text:p>
          </table:table-cell>
          <table:table-cell table:style-name="pd1" office:value-type="string" calcext:value-type="string">
            <text:p>Resultado</text:p>
          </table:table-cell>
        </table:table-row>
        <table:table-row table:style-name="ro2">
          <table:table-cell office:value-type="string" calcext:value-type="string">
            <text:p>tipos de repetición (modificar los datos de una tabla con Repository)</text:p>
          </table:table-cell>
          <table:table-cell office:value-type="string" calcext:value-type="string">
            <text:p>`frontend/shared/controller/tablaDB_lista_ver.php`\n`clase_info=src\actividades\domain\InfoTipoRepeticion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nivel stgr (modificar los datos de una tabla con Repository)</text:p>
          </table:table-cell>
          <table:table-cell office:value-type="string" calcext:value-type="string">
            <text:p>`frontend/shared/controller/tablaDB_lista_ver.php`\n`clase_info=src\actividades\domain\InfoNivelStgr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sectores (modificar los datos de una tabla con Repository)</text:p>
          </table:table-cell>
          <table:table-cell office:value-type="string" calcext:value-type="string">
            <text:p>`frontend/shared/controller/tablaDB_lista_ver.php`\n`clase_info=src\asignaturas\domain\InfoSectores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departamentos (modificar los datos de una tabla con Repository)</text:p>
          </table:table-cell>
          <table:table-cell office:value-type="string" calcext:value-type="string">
            <text:p>`frontend/shared/controller/tablaDB_lista_ver.php`\n`clase_info=src\asignaturas\domain\InfoDepartamentos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opcionales (modificar los datos de una tabla con Repository)</text:p>
          </table:table-cell>
          <table:table-cell office:value-type="string" calcext:value-type="string">
            <text:p>`frontend/shared/controller/tablaDB_lista_ver.php`\n`clase_info=src\asignaturas\domain\InfoOpcionales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asignaturas (modificar los datos de una tabla con Repository)</text:p>
          </table:table-cell>
          <table:table-cell office:value-type="string" calcext:value-type="string">
            <text:p>`frontend/shared/controller/tablaDB_lista_ver.php`\n`clase_info=src\asignaturas\domain\InfoAsignaturas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tipos asignaturas (modificar los datos de una tabla con Repository)</text:p>
          </table:table-cell>
          <table:table-cell office:value-type="string" calcext:value-type="string">
            <text:p>`frontend/shared/controller/tablaDB_lista_ver.php`\n`clase_info=src\asignaturas\domain\InfoAsignaturaTipo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delegaciones (modificar los datos de una tabla con Repository)</text:p>
          </table:table-cell>
          <table:table-cell office:value-type="string" calcext:value-type="string">
            <text:p>`frontend/shared/controller/tablaDB_lista_ver.php`\n`clase_info=src\ubis\domain\InfoDelegaciones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regiones (modificar los datos de una tabla con Repository)</text:p>
          </table:table-cell>
          <table:table-cell office:value-type="string" calcext:value-type="string">
            <text:p>`frontend/shared/controller/tablaDB_lista_ver.php`\n`clase_info=src\ubis\domain\InfoRegiones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tipo de casa (modificar los datos de una tabla con Repository)</text:p>
          </table:table-cell>
          <table:table-cell office:value-type="string" calcext:value-type="string">
            <text:p>`frontend/shared/controller/tablaDB_lista_ver.php`\n`clase_info=src\ubis\domain\InfoTipoCasa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tipo de ctr (modificar los datos de una tabla con Repository)</text:p>
          </table:table-cell>
          <table:table-cell office:value-type="string" calcext:value-type="string">
            <text:p>`frontend/shared/controller/tablaDB_lista_ver.php`\n`clase_info=src\ubis\domain\InfoTipoCtr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tipos de situacion (modificar los datos de una tabla con Repository)</text:p>
          </table:table-cell>
          <table:table-cell office:value-type="string" calcext:value-type="string">
            <text:p>`frontend/shared/controller/tablaDB_lista_ver.php`\n`clase_info=src\personas\domain\InfoSituacion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tipos de profesor (modificar los datos de una tabla con Repository)</text:p>
          </table:table-cell>
          <table:table-cell office:value-type="string" calcext:value-type="string">
            <text:p>`frontend/shared/controller/tablaDB_lista_ver.php`\n`clase_info=src\profesores\domain\InfoProfesorTipo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tipos de telecos (modificar los datos de una tabla con Repository)</text:p>
          </table:table-cell>
          <table:table-cell office:value-type="string" calcext:value-type="string">
            <text:p>`frontend/shared/controller/tablaDB_lista_ver.php`\n`clase_info=src\ubis\domain\InfoTipoTeleco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descripción teleco (modificar los datos de una tabla con Repository)</text:p>
          </table:table-cell>
          <table:table-cell office:value-type="string" calcext:value-type="string">
            <text:p>`frontend/shared/controller/tablaDB_lista_ver.php`\n`clase_info=src\ubis\domain\InfoDescTeleco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cargos (modificar los datos de una tabla con Repository)</text:p>
          </table:table-cell>
          <table:table-cell office:value-type="string" calcext:value-type="string">
            <text:p>`frontend/shared/controller/tablaDB_lista_ver.php`\n`clase_info=src\actividadcargos\domain\InfoCargo`</text:p>
          </table:table-cell>
          <table:table-cell office:value-type="string" calcext:value-type="string">
            <text:p>[[shared/mapa_tablaDB_lista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 table:number-rows-repeated="104855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lendario (20)" table:style-name="ta1">
        <table:table-column table:style-name="co5" table:default-cell-style-name="Default"/>
        <table:table-column table:style-name="co61" table:default-cell-style-name="ce4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" table:default-cell-style-name="Default"/>
        <table:table-column table:style-name="co65" table:default-cell-style-name="Default"/>
        <table:table-column table:style-name="co6" table:default-cell-style-name="Default"/>
        <table:table-row table:style-name="ro1">
          <table:table-cell table:style-name="pd1" office:value-type="string" calcext:value-type="string">
            <text:p>Menú</text:p>
          </table:table-cell>
          <table:table-cell table:style-name="ce3" office:value-type="string" calcext:value-type="string">
            <text:p>Entrada (URL + parámetros)</text:p>
          </table:table-cell>
          <table:table-cell table:style-name="pd1" office:value-type="string" calcext:value-type="string">
            <text:p>Mapa</text:p>
          </table:table-cell>
          <table:table-cell table:style-name="pd1" office:value-type="string" calcext:value-type="string">
            <text:p>Flujo esperado</text:p>
          </table:table-cell>
          <table:table-cell table:style-name="pd1" office:value-type="string" calcext:value-type="string">
            <text:p>Resultado esperado</text:p>
          </table:table-cell>
          <table:table-cell table:style-name="pd1" office:value-type="string" calcext:value-type="string">
            <text:p>OK/KO</text:p>
          </table:table-cell>
          <table:table-cell table:style-name="pd1" office:value-type="string" calcext:value-type="string">
            <text:p>Observaciones</text:p>
          </table:table-cell>
          <table:table-cell table:style-name="pd1" office:value-type="string" calcext:value-type="string">
            <text:p>Resultado</text:p>
          </table:table-cell>
        </table:table-row>
        <table:table-row table:style-name="ro2">
          <table:table-cell office:value-type="string" calcext:value-type="string">
            <text:p>buscar (buscar ubis)</text:p>
          </table:table-cell>
          <table:table-cell office:value-type="string" calcext:value-type="string">
            <text:p>`apps/ubis/controller/ubis_buscar.php`\n`simple=1&amp;tipo=ctr&amp;loc=dl`</text:p>
          </table:table-cell>
          <table:table-cell office:value-type="string" calcext:value-type="string">
            <text:p>[[ubis/mapa_ubis_busca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stados (listas de ubis)</text:p>
          </table:table-cell>
          <table:table-cell office:value-type="string" calcext:value-type="string">
            <text:p>`apps/ubis/controller/list_ctr.php`</text:p>
          </table:table-cell>
          <table:table-cell office:value-type="string" calcext:value-type="string">
            <text:p>[[ubis/mapa_list_ct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or centro (planning ctr)</text:p>
          </table:table-cell>
          <table:table-cell office:value-type="string" calcext:value-type="string">
            <text:p>`apps/planning/controller/planning_ctr_que.php`</text:p>
          </table:table-cell>
          <table:table-cell office:value-type="string" calcext:value-type="string">
            <text:p>[[planning/mapa_planning_ctr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or casas (Planing Casa)</text:p>
          </table:table-cell>
          <table:table-cell office:value-type="string" calcext:value-type="string">
            <text:p>`apps/planning/controller/planning_casa_que.php`</text:p>
          </table:table-cell>
          <table:table-cell office:value-type="string" calcext:value-type="string">
            <text:p>[[planning/mapa_planning_cas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buscar activ (seleccionar actividad)</text:p>
          </table:table-cell>
          <table:table-cell office:value-type="string" calcext:value-type="string">
            <text:p>`apps/actividades/controller/actividad_que.php`\n`que=ver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sf n (Listado de Actividades)</text:p>
          </table:table-cell>
          <table:table-cell office:value-type="string" calcext:value-type="string">
            <text:p>`apps/actividades/controller/actividad_select.php`\n`id_tipo_activ=21....&amp;status=2&amp;periodo=desdeHoy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sf nax (Listado de Actividades)</text:p>
          </table:table-cell>
          <table:table-cell office:value-type="string" calcext:value-type="string">
            <text:p>`apps/actividades/controller/actividad_select.php`\n`id_tipo_activ=22....&amp;status=2&amp;periodo=desdeHoy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sf agd (Listado de Actividades)</text:p>
          </table:table-cell>
          <table:table-cell office:value-type="string" calcext:value-type="string">
            <text:p>`apps/actividades/controller/actividad_select.php`\n`id_tipo_activ=23....&amp;status=2&amp;periodo=desdeHoy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sf s y sg (Listado de Actividades)</text:p>
          </table:table-cell>
          <table:table-cell office:value-type="string" calcext:value-type="string">
            <text:p>`apps/actividades/controller/actividad_select.php`\n`id_tipo_activ=2[45]....&amp;status=2&amp;periodo=desdeHoy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sf sr,sr-nax,sr-agd (Listado de Actividades)</text:p>
          </table:table-cell>
          <table:table-cell office:value-type="string" calcext:value-type="string">
            <text:p>`apps/actividades/controller/actividad_select.php`\n`id_tipo_activ=2[789]....&amp;status=2&amp;periodo=desdeHoy`</text:p>
          </table:table-cell>
          <table:table-cell office:value-type="string" calcext:value-type="string">
            <text:p>[[actividades/mapa_actividad_select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importar activ (seleccionar actividad)</text:p>
          </table:table-cell>
          <table:table-cell office:value-type="string" calcext:value-type="string">
            <text:p>`apps/actividades/controller/actividad_que.php`\n`que=ver&amp;modo=importar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publicar activ (seleccionar actividad)</text:p>
          </table:table-cell>
          <table:table-cell office:value-type="string" calcext:value-type="string">
            <text:p>`apps/actividades/controller/actividad_que.php`\n`que=ver&amp;modo=publicar`</text:p>
          </table:table-cell>
          <table:table-cell office:value-type="string" calcext:value-type="string">
            <text:p>[[actividades/mapa_actividad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ueva activ (actividad nueva)</text:p>
          </table:table-cell>
          <table:table-cell office:value-type="string" calcext:value-type="string">
            <text:p>`apps/actividades/controller/actividad_ver.php`</text:p>
          </table:table-cell>
          <table:table-cell office:value-type="string" calcext:value-type="string">
            <text:p>[[actividades/mapa_actividad_ve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listas sg (Lista Activ que)</text:p>
          </table:table-cell>
          <table:table-cell office:value-type="string" calcext:value-type="string">
            <text:p>`apps/actividades/controller/lista_activ_que.php`\n`que=list_activ_inv_sg`</text:p>
          </table:table-cell>
          <table:table-cell office:value-type="string" calcext:value-type="string">
            <text:p>[[actividades/mapa_lista_activ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listas gerentes (Casa que)</text:p>
          </table:table-cell>
          <table:table-cell office:value-type="string" calcext:value-type="string">
            <text:p>`apps/casas/controller/casa_que.php`\n`periodo=any_actual&amp;tipo_lista=ctrsEncargados&amp;ver_ctr=si`</text:p>
          </table:table-cell>
          <table:table-cell office:value-type="string" calcext:value-type="string">
            <text:p>[[casas/mapa_casa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signar centros (actividades centro)</text:p>
          </table:table-cell>
          <table:table-cell office:value-type="string" calcext:value-type="string">
            <text:p>`apps/actividadescentro/controller/activ_ctr.php`</text:p>
          </table:table-cell>
          <table:table-cell office:value-type="string" calcext:value-type="string">
            <text:p>[[actividadescentro/mapa_activ_ct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sf s y sg (actividades centro)</text:p>
          </table:table-cell>
          <table:table-cell office:value-type="string" calcext:value-type="string">
            <text:p>`apps/actividadescentro/controller/activ_ctr.php`\n`tipo=sfsg`</text:p>
          </table:table-cell>
          <table:table-cell office:value-type="string" calcext:value-type="string">
            <text:p>[[actividadescentro/mapa_activ_ct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sf sr (actividades centro)</text:p>
          </table:table-cell>
          <table:table-cell office:value-type="string" calcext:value-type="string">
            <text:p>`apps/actividadescentro/controller/activ_ctr.php`\n`tipo=sfsr`</text:p>
          </table:table-cell>
          <table:table-cell office:value-type="string" calcext:value-type="string">
            <text:p>[[actividadescentro/mapa_activ_ct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sf n, nax y agd (actividades centro)</text:p>
          </table:table-cell>
          <table:table-cell office:value-type="string" calcext:value-type="string">
            <text:p>`apps/actividadescentro/controller/activ_ctr.php`\n`tipo=sfnagd`</text:p>
          </table:table-cell>
          <table:table-cell office:value-type="string" calcext:value-type="string">
            <text:p>[[actividadescentro/mapa_activ_ct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mbiar de fase (Fases activ cambio)</text:p>
          </table:table-cell>
          <table:table-cell office:value-type="string" calcext:value-type="string">
            <text:p>`apps/procesos/controller/fases_activ_cambio.php`</text:p>
          </table:table-cell>
          <table:table-cell office:value-type="string" calcext:value-type="string">
            <text:p>[[procesos/mapa_fases_activ_cambio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ver lista cambios (avisos generar)</text:p>
          </table:table-cell>
          <table:table-cell office:value-type="string" calcext:value-type="string">
            <text:p>`apps/cambios/controller/avisos_generar.php`</text:p>
          </table:table-cell>
          <table:table-cell office:value-type="string" calcext:value-type="string">
            <text:p>[[cambios/mapa_avisos_generar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uevo planing (Calendario que)</text:p>
          </table:table-cell>
          <table:table-cell office:value-type="string" calcext:value-type="string">
            <text:p>`apps/actividades/controller/calendario_que.php`</text:p>
          </table:table-cell>
          <table:table-cell office:value-type="string" calcext:value-type="string">
            <text:p>[[actividades/mapa_calendario_que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casas comunes (calendario listas)</text:p>
          </table:table-cell>
          <table:table-cell office:value-type="string" calcext:value-type="string">
            <text:p>`apps/actividades/controller/calendario_listas.php`\n`que=c_comunes&amp;ver_ctr=si&amp;periodo=actual`</text:p>
          </table:table-cell>
          <table:table-cell office:value-type="string" calcext:value-type="string">
            <text:p>[[actividades/mapa_calendario_lista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casas comunes sf (calendario listas)</text:p>
          </table:table-cell>
          <table:table-cell office:value-type="string" calcext:value-type="string">
            <text:p>`apps/actividades/controller/calendario_listas.php`\n`que=c_comunes_sf`</text:p>
          </table:table-cell>
          <table:table-cell office:value-type="string" calcext:value-type="string">
            <text:p>[[actividades/mapa_calendario_lista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todas casas sf (calendario listas)</text:p>
          </table:table-cell>
          <table:table-cell office:value-type="string" calcext:value-type="string">
            <text:p>`apps/actividades/controller/calendario_listas.php`\n`que=c_todas_sf&amp;ver_ctr=si`</text:p>
          </table:table-cell>
          <table:table-cell office:value-type="string" calcext:value-type="string">
            <text:p>[[actividades/mapa_calendario_lista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listado por oficinas (calendario listas)</text:p>
          </table:table-cell>
          <table:table-cell office:value-type="string" calcext:value-type="string">
            <text:p>`apps/actividades/controller/calendario_listas.php`\n`que=o_todas&amp;ver_ctr=si`</text:p>
          </table:table-cell>
          <table:table-cell office:value-type="string" calcext:value-type="string">
            <text:p>[[actividades/mapa_calendario_lista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listado oficina propia (calendario listas)</text:p>
          </table:table-cell>
          <table:table-cell office:value-type="string" calcext:value-type="string">
            <text:p>`apps/actividades/controller/calendario_listas.php`\n`que=o_actual&amp;ver_ctr=si`</text:p>
          </table:table-cell>
          <table:table-cell office:value-type="string" calcext:value-type="string">
            <text:p>[[actividades/mapa_calendario_lista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definir tarifa (Tarifa actividades)</text:p>
          </table:table-cell>
          <table:table-cell office:value-type="string" calcext:value-type="string">
            <text:p>`apps/actividadtarifas/controller/tarifa_actividad.php`</text:p>
          </table:table-cell>
          <table:table-cell office:value-type="string" calcext:value-type="string">
            <text:p>[[actividadtarifas/mapa_tarifa_actividad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tarifa &lt;-&gt; tipo de actividad (Tipo tarifa)</text:p>
          </table:table-cell>
          <table:table-cell office:value-type="string" calcext:value-type="string">
            <text:p>`apps/actividadtarifas/controller/tarifa_tipo_actividad.php`</text:p>
          </table:table-cell>
          <table:table-cell office:value-type="string" calcext:value-type="string">
            <text:p>[[actividadtarifas/mapa_tarifa_tipo_actividad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rifas por casa y año (actividad Tarifa Ubi)</text:p>
          </table:table-cell>
          <table:table-cell office:value-type="string" calcext:value-type="string">
            <text:p>`apps/actividadtarifas/controller/tarifa_ubi.php`</text:p>
          </table:table-cell>
          <table:table-cell office:value-type="string" calcext:value-type="string">
            <text:p>[[actividadtarifas/mapa_tarifa_ubi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Previsión económica (Ubi resumen ec)</text:p>
          </table:table-cell>
          <table:table-cell office:value-type="string" calcext:value-type="string">
            <text:p>`apps/casas/controller/calendario_ubi_resumen.php`</text:p>
          </table:table-cell>
          <table:table-cell office:value-type="string" calcext:value-type="string">
            <text:p>[[casas/mapa_calendario_ubi_resumen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revisión asistentes (prevision asistentes)</text:p>
          </table:table-cell>
          <table:table-cell office:value-type="string" calcext:value-type="string">
            <text:p>`apps/casas/controller/prevision_asistentes.php`</text:p>
          </table:table-cell>
          <table:table-cell office:value-type="string" calcext:value-type="string">
            <text:p>[[casas/mapa_prevision_asistentes]]</text:p>
          </table:table-cell>
          <table:table-cell office:value-type="string" calcext:value-type="string">
            <text:p>Seguir mapa</text:p>
          </table:table-cell>
          <table:table-cell office:value-type="string" calcext:value-type="string">
            <text:p>Pantalla carga y acciones básicas funcionan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 table:number-rows-repeated="104854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2">00/00/0000</text:date>, <text:time style:data-style-name="N2" text:time-value="09:58:15.6366209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3-12T13:39:47.634370930</dc:date>
    <meta:editing-duration>P4DT6H20M33S</meta:editing-duration>
    <meta:editing-cycles>5</meta:editing-cycles>
    <meta:document-statistic meta:table-count="13" meta:cell-count="3489" meta:object-count="0"/>
  </office:meta>
</office:document-meta>
</file>